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Consolas1" svg:font-family="Consolas, Menlo, Monaco, 'Lucida Console', 'Liberation Mono', 'DejaVu Sans Mono', 'Bitstream Vera Sans Mono', 'Courier New', monospace, sans-serif"/>
    <style:font-face style:name="Courier New1" svg:font-family="'Courier New'"/>
    <style:font-face style:name="Menlo" svg:font-family="Menlo, Monaco, 'Courier New', monospace"/>
    <style:font-face style:name="OpenSymbol" svg:font-family="OpenSymbol"/>
    <style:font-face style:name="apple-system" svg:font-family="apple-system, BlinkMacSystemFont, Arial, sans-serif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start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/>
    </style:style>
    <style:style style:name="P6" style:family="paragraph" style:parent-style-name="Standard">
      <style:paragraph-properties fo:text-align="start" style:justify-single-word="false"/>
      <style:text-properties fo:language="ru" fo:country="RU"/>
    </style:style>
    <style:style style:name="P7" style:family="paragraph" style:parent-style-name="Standard">
      <style:paragraph-properties fo:text-align="start" style:justify-single-word="false"/>
      <style:text-properties fo:language="ru" fo:country="RU" fo:background-color="#ffff00"/>
    </style:style>
    <style:style style:name="P8" style:family="paragraph" style:parent-style-name="Standard">
      <style:paragraph-properties fo:text-align="center" style:justify-single-word="false"/>
      <style:text-properties fo:language="ru" fo:country="RU" fo:background-color="#ffff00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Arial" fo:language="ru" fo:country="RU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222222" style:font-name="apple-system" fo:font-size="12pt" fo:letter-spacing="normal" fo:language="ru" fo:country="RU" fo:font-style="normal" fo:font-weight="normal"/>
    </style:style>
    <style:style style:name="P12" style:family="paragraph" style:parent-style-name="Text_20_body">
      <style:paragraph-properties fo:margin-top="0cm" fo:margin-bottom="0cm" fo:line-height="160%" fo:orphans="2" fo:widows="2" fo:padding="0cm" fo:border="none"/>
      <style:text-properties fo:font-variant="normal" fo:text-transform="none" fo:color="#222222" style:font-name="apple-system" fo:font-size="12pt" fo:letter-spacing="normal" fo:font-style="normal" fo:font-weight="normal"/>
    </style:style>
    <style:style style:name="P13" style:family="paragraph" style:parent-style-name="Preformatted_20_Text">
      <style:paragraph-properties fo:margin-top="0cm" fo:margin-bottom="0cm" fo:text-align="start" style:justify-single-word="false" fo:orphans="2" fo:widows="2" fo:background-color="#eff0f1" fo:padding="0cm" fo:border="none">
        <style:background-image/>
      </style:paragraph-properties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Courier New1" fo:language="ru" fo:country="RU"/>
    </style:style>
    <style:style style:name="P15" style:family="paragraph" style:parent-style-name="Preformatted_20_Text">
      <style:paragraph-properties fo:text-align="start" style:justify-single-word="false"/>
      <style:text-properties fo:color="#e8bf6a" style:font-name="Courier New1" fo:language="ru" fo:country="RU"/>
    </style:style>
    <style:style style:name="P16" style:family="paragraph" style:parent-style-name="Preformatted_20_Text">
      <style:paragraph-properties fo:text-align="start" style:justify-single-word="false"/>
      <style:text-properties fo:color="#e8bf6a" style:font-name="Consolas" fo:language="ru" fo:country="RU"/>
    </style:style>
    <style:style style:name="P17" style:family="paragraph" style:parent-style-name="Preformatted_20_Text">
      <style:paragraph-properties fo:text-align="start" style:justify-single-word="false"/>
      <style:text-properties fo:color="#a9b7c6" style:font-name="Courier New1" fo:language="ru" fo:country="RU"/>
    </style:style>
    <style:style style:name="P18" style:family="paragraph" style:parent-style-name="Preformatted_20_Text">
      <style:paragraph-properties fo:text-align="start" style:justify-single-word="false"/>
      <style:text-properties fo:color="#a9b7c6" style:font-name="Consolas" fo:language="ru" fo:country="RU"/>
    </style:style>
    <style:style style:name="P19" style:family="paragraph" style:parent-style-name="Preformatted_20_Text">
      <style:paragraph-properties fo:text-align="start" style:justify-single-word="false"/>
      <style:text-properties fo:color="#a9b7c6" style:font-name="Consolas" fo:language="en" fo:country="US"/>
    </style:style>
    <style:style style:name="P20" style:family="paragraph" style:parent-style-name="Preformatted_20_Text">
      <style:paragraph-properties fo:text-align="start" style:justify-single-word="false"/>
      <style:text-properties fo:language="ru" fo:country="RU"/>
    </style:style>
    <style:style style:name="P21" style:family="paragraph" style:parent-style-name="Preformatted_20_Text">
      <style:paragraph-properties fo:text-align="start" style:justify-single-word="false"/>
    </style:style>
    <style:style style:name="P22" style:family="paragraph" style:parent-style-name="Preformatted_20_Text">
      <style:paragraph-properties fo:text-align="start" style:justify-single-word="false"/>
      <style:text-properties fo:color="#9876aa" style:font-name="Courier New1" fo:language="ru" fo:country="RU"/>
    </style:style>
    <style:style style:name="P23" style:family="paragraph" style:parent-style-name="Preformatted_20_Text">
      <style:paragraph-properties fo:text-align="start" style:justify-single-word="false"/>
      <style:text-properties fo:color="#808080" style:font-name="Consolas" fo:language="en" fo:country="US"/>
    </style:style>
    <style:style style:name="P2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/>
    </style:style>
    <style:style style:name="P25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Courier New1"/>
    </style:style>
    <style:style style:name="P26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Consolas"/>
    </style:style>
    <style:style style:name="P27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/>
    </style:style>
    <style:style style:name="P28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urier New1"/>
    </style:style>
    <style:style style:name="P29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nsolas"/>
    </style:style>
    <style:style style:name="P30" style:family="paragraph" style:parent-style-name="Preformatted_20_Text">
      <style:paragraph-properties fo:margin-top="0cm" fo:margin-bottom="0.499cm"/>
    </style:style>
    <style:style style:name="P31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2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33" style:family="paragraph" style:parent-style-name="Preformatted_20_Text">
      <style:paragraph-properties fo:background-color="#2b2b2b">
        <style:background-image/>
      </style:paragraph-properties>
      <style:text-properties fo:color="#a9b7c6" style:font-name="Courier New1"/>
    </style:style>
    <style:style style:name="P34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35" style:family="paragraph" style:parent-style-name="Standard">
      <style:paragraph-properties fo:text-align="start" style:justify-single-word="false"/>
      <style:text-properties fo:language="ru" fo:country="RU"/>
    </style:style>
    <style:style style:name="P36" style:family="paragraph" style:parent-style-name="Preformatted_20_Text">
      <style:paragraph-properties fo:text-align="start" style:justify-single-word="false"/>
      <style:text-properties fo:color="#800000" style:font-name="Arial Black" fo:language="ru" fo:country="RU" fo:font-weight="bold" style:font-weight-asian="bold" style:font-weight-complex="bold"/>
    </style:style>
    <style:style style:name="P37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nsolas"/>
    </style:style>
    <style:style style:name="P38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ffff00"/>
    </style:style>
    <style:style style:name="T4" style:family="text">
      <style:text-properties fo:language="en" fo:country="US" fo:font-weight="bold" fo:background-color="#ffff00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800000" fo:language="en" fo:country="US" fo:font-weight="bold" style:font-weight-asian="bold" style:font-weight-complex="bold"/>
    </style:style>
    <style:style style:name="T7" style:family="text">
      <style:text-properties fo:background-color="#ffff00"/>
    </style:style>
    <style:style style:name="T8" style:family="text">
      <style:text-properties fo:font-variant="normal" fo:text-transform="none" fo:color="#383a42" style:font-name="Menlo" fo:font-size="10.5pt" fo:letter-spacing="normal" fo:language="en" fo:country="US" fo:font-style="normal" fo:font-weight="normal"/>
    </style:style>
    <style:style style:name="T9" style:family="text">
      <style:text-properties fo:font-variant="normal" fo:text-transform="none" fo:color="#383a42" fo:letter-spacing="normal" fo:language="en" fo:country="US"/>
    </style:style>
    <style:style style:name="T10" style:family="text">
      <style:text-properties fo:font-variant="normal" fo:text-transform="none" fo:color="#e45649" style:font-name="Menlo" fo:font-size="10.5pt" fo:letter-spacing="normal" fo:language="en" fo:country="US" fo:font-style="normal" fo:font-weight="normal"/>
    </style:style>
    <style:style style:name="T11" style:family="text">
      <style:text-properties fo:font-variant="normal" fo:text-transform="none" fo:color="#986801" style:font-name="Menlo" fo:font-size="10.5pt" fo:letter-spacing="normal" fo:language="en" fo:country="US" fo:font-style="normal" fo:font-weight="normal"/>
    </style:style>
    <style:style style:name="T12" style:family="text">
      <style:text-properties fo:font-variant="normal" fo:text-transform="none" fo:color="#50a14f" style:font-name="Menlo" fo:font-size="10.5pt" fo:letter-spacing="normal" fo:language="en" fo:country="US" fo:font-style="normal" fo:font-weight="normal"/>
    </style:style>
    <style:style style:name="T13" style:family="text">
      <style:text-properties fo:font-variant="normal" fo:text-transform="none" fo:color="#800000" fo:letter-spacing="normal" fo:language="en" fo:country="US" fo:font-weight="bold" style:font-weight-asian="bold" style:font-weight-complex="bold"/>
    </style:style>
    <style:style style:name="T14" style:family="text">
      <style:text-properties fo:font-variant="normal" fo:text-transform="none" fo:color="#800000" style:font-name="Menlo" fo:font-size="10.5pt" fo:letter-spacing="normal" fo:language="en" fo:country="US" fo:font-style="normal" fo:font-weight="bold" style:font-weight-asian="bold" style:font-weight-complex="bold"/>
    </style:style>
    <style:style style:name="T15" style:family="text">
      <style:text-properties fo:font-variant="normal" fo:text-transform="none" fo:color="#a9b7c6" style:font-name="Courier New1" fo:font-size="12pt" fo:letter-spacing="normal" fo:font-style="normal" fo:font-weight="normal" fo:background-color="transparent"/>
    </style:style>
    <style:style style:name="T16" style:family="text">
      <style:text-properties fo:font-variant="normal" fo:text-transform="none" fo:color="#cc7832" style:font-name="Courier New1" fo:font-size="12pt" fo:letter-spacing="normal" fo:font-style="normal" fo:font-weight="normal" fo:background-color="transparent"/>
    </style:style>
    <style:style style:name="T17" style:family="text">
      <style:text-properties fo:font-variant="normal" fo:text-transform="none" fo:color="#9876aa" style:font-name="Courier New1" fo:font-size="12pt" fo:letter-spacing="normal" fo:font-style="normal" fo:font-weight="normal" fo:background-color="transparent"/>
    </style:style>
    <style:style style:name="T18" style:family="text">
      <style:text-properties fo:font-variant="normal" fo:text-transform="none" style:use-window-font-color="true" style:font-name="Arial" fo:font-size="12pt" fo:letter-spacing="normal" fo:font-style="normal" fo:font-weight="normal" fo:background-color="transparent"/>
    </style:style>
    <style:style style:name="T19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20" style:family="text">
      <style:text-properties fo:font-variant="normal" fo:text-transform="none" fo:color="#303336" style:font-name="Consolas1" fo:font-size="9.75pt" fo:letter-spacing="normal" fo:font-style="normal" fo:font-weight="normal" fo:background-color="#eff0f1"/>
    </style:style>
    <style:style style:name="T21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22" style:family="text">
      <style:text-properties fo:font-variant="normal" fo:text-transform="none" fo:color="#303336" fo:letter-spacing="normal" fo:background-color="#eff0f1"/>
    </style:style>
    <style:style style:name="T23" style:family="text">
      <style:text-properties fo:font-variant="normal" fo:text-transform="none" fo:color="#858c93" style:font-name="inherit" fo:font-size="9.75pt" fo:letter-spacing="normal" fo:font-style="normal" fo:font-weight="normal" fo:background-color="#eff0f1"/>
    </style:style>
    <style:style style:name="T24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style:style style:name="T25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26" style:family="text">
      <style:text-properties style:font-name="Courier New1"/>
    </style:style>
    <style:style style:name="T27" style:family="text">
      <style:text-properties fo:color="#660e7a" style:font-name="Courier New1" fo:font-weight="bold"/>
    </style:style>
    <style:style style:name="T28" style:family="text">
      <style:text-properties fo:color="#660e7a" style:font-name="Courier New1" fo:font-style="italic" fo:font-weight="bold"/>
    </style:style>
    <style:style style:name="T29" style:family="text">
      <style:text-properties fo:color="#008000"/>
    </style:style>
    <style:style style:name="T30" style:family="text">
      <style:text-properties fo:color="#008000" style:font-name="Courier New1" fo:font-weight="bold"/>
    </style:style>
    <style:style style:name="T31" style:family="text">
      <style:text-properties fo:color="#458383" style:font-name="Courier New1"/>
    </style:style>
    <style:style style:name="T32" style:family="text">
      <style:text-properties fo:color="#7a7a43" style:font-name="Courier New1"/>
    </style:style>
    <style:style style:name="T33" style:family="text">
      <style:text-properties fo:color="#000080"/>
    </style:style>
    <style:style style:name="T34" style:family="text">
      <style:text-properties fo:color="#000080" style:font-name="Courier New1" fo:font-weight="bold"/>
    </style:style>
    <style:style style:name="T35" style:family="text">
      <style:text-properties fo:color="#000080" fo:font-weight="bold"/>
    </style:style>
    <style:style style:name="T36" style:family="text">
      <style:text-properties fo:font-style="italic"/>
    </style:style>
    <style:style style:name="T37" style:family="text">
      <style:text-properties fo:color="#cc7832"/>
    </style:style>
    <style:style style:name="T38" style:family="text">
      <style:text-properties fo:color="#cc7832" style:font-name="Courier New1"/>
    </style:style>
    <style:style style:name="T39" style:family="text">
      <style:text-properties fo:color="#cc7832" style:font-name="Courier New1" fo:language="en" fo:country="US"/>
    </style:style>
    <style:style style:name="T40" style:family="text">
      <style:text-properties fo:color="#cc7832" style:font-name="Consolas"/>
    </style:style>
    <style:style style:name="T41" style:family="text">
      <style:text-properties fo:color="#cc7832" fo:language="en" fo:country="US"/>
    </style:style>
    <style:style style:name="T42" style:family="text">
      <style:text-properties fo:color="#cc7832" fo:language="ru" fo:country="RU"/>
    </style:style>
    <style:style style:name="T43" style:family="text">
      <style:text-properties fo:color="#9876aa"/>
    </style:style>
    <style:style style:name="T44" style:family="text">
      <style:text-properties fo:color="#9876aa" style:font-name="Courier New1"/>
    </style:style>
    <style:style style:name="T45" style:family="text">
      <style:text-properties fo:color="#9876aa" fo:language="en" fo:country="US"/>
    </style:style>
    <style:style style:name="T46" style:family="text">
      <style:text-properties fo:color="#9876aa" fo:language="en" fo:country="US" fo:font-style="italic" fo:font-weight="bold"/>
    </style:style>
    <style:style style:name="T47" style:family="text">
      <style:text-properties fo:color="#9876aa" fo:language="en" fo:country="US" fo:font-style="italic" fo:font-weight="bold" fo:background-color="#ffff00" style:font-weight-asian="bold" style:font-weight-complex="bold"/>
    </style:style>
    <style:style style:name="T48" style:family="text">
      <style:text-properties fo:color="#9876aa" style:font-name="Consolas"/>
    </style:style>
    <style:style style:name="T49" style:family="text">
      <style:text-properties fo:color="#9876aa" style:font-name="Consolas" fo:font-style="italic" fo:font-weight="bold"/>
    </style:style>
    <style:style style:name="T50" style:family="text">
      <style:text-properties fo:color="#9876aa" fo:font-style="italic" fo:font-weight="bold"/>
    </style:style>
    <style:style style:name="T51" style:family="text">
      <style:text-properties fo:color="#6a8759"/>
    </style:style>
    <style:style style:name="T52" style:family="text">
      <style:text-properties fo:color="#6a8759" style:font-name="Courier New1"/>
    </style:style>
    <style:style style:name="T53" style:family="text">
      <style:text-properties fo:color="#6a8759" style:font-name="Consolas"/>
    </style:style>
    <style:style style:name="T54" style:family="text">
      <style:text-properties fo:color="#ffc66d"/>
    </style:style>
    <style:style style:name="T55" style:family="text">
      <style:text-properties fo:color="#ffc66d" style:font-name="Courier New1"/>
    </style:style>
    <style:style style:name="T56" style:family="text">
      <style:text-properties fo:color="#ffc66d" style:font-name="Consolas"/>
    </style:style>
    <style:style style:name="T57" style:family="text">
      <style:text-properties fo:color="#ffc66d" fo:language="en" fo:country="US"/>
    </style:style>
    <style:style style:name="T58" style:family="text">
      <style:text-properties fo:color="#808080" style:font-name="Courier New1"/>
    </style:style>
    <style:style style:name="T59" style:family="text">
      <style:text-properties fo:color="#e8bf6a"/>
    </style:style>
    <style:style style:name="T60" style:family="text">
      <style:text-properties fo:color="#e8bf6a" fo:language="en" fo:country="US"/>
    </style:style>
    <style:style style:name="T61" style:family="text">
      <style:text-properties fo:color="#e8bf6a" style:font-name="Courier New1"/>
    </style:style>
    <style:style style:name="T62" style:family="text">
      <style:text-properties fo:color="#e8bf6a" style:font-name="Consolas"/>
    </style:style>
    <style:style style:name="T63" style:family="text">
      <style:text-properties fo:color="#bababa"/>
    </style:style>
    <style:style style:name="T64" style:family="text">
      <style:text-properties fo:color="#bababa" style:font-name="Courier New1"/>
    </style:style>
    <style:style style:name="T65" style:family="text">
      <style:text-properties fo:color="#bababa" fo:language="en" fo:country="US" fo:font-weight="bold" fo:background-color="#ffff00" style:font-weight-asian="bold" style:font-weight-complex="bold"/>
    </style:style>
    <style:style style:name="T66" style:family="text">
      <style:text-properties fo:color="#bababa" style:font-name="Consolas"/>
    </style:style>
    <style:style style:name="T67" style:family="text">
      <style:text-properties fo:color="#9762c6"/>
    </style:style>
    <style:style style:name="T68" style:family="text">
      <style:text-properties fo:color="#9762c6" style:font-name="Courier New1"/>
    </style:style>
    <style:style style:name="T69" style:family="text">
      <style:text-properties fo:color="#9762c6" fo:language="en" fo:country="US"/>
    </style:style>
    <style:style style:name="T70" style:family="text">
      <style:text-properties fo:color="#9762c6" fo:language="en" fo:country="US" fo:font-weight="bold" fo:background-color="#ffff00" style:font-weight-asian="bold" style:font-weight-complex="bold"/>
    </style:style>
    <style:style style:name="T71" style:family="text">
      <style:text-properties fo:color="#9762c6" style:font-name="Consolas"/>
    </style:style>
    <style:style style:name="T72" style:family="text">
      <style:text-properties fo:color="#6897bb"/>
    </style:style>
    <style:style style:name="T73" style:family="text">
      <style:text-properties fo:color="#6897bb" style:font-name="Courier New1"/>
    </style:style>
    <style:style style:name="T74" style:family="text">
      <style:text-properties fo:color="#6897bb" style:font-name="Consolas"/>
    </style:style>
    <style:style style:name="T75" style:family="text">
      <style:text-properties style:font-name="Consolas"/>
    </style:style>
    <style:style style:name="T76" style:family="text">
      <style:text-properties fo:color="#a5c261"/>
    </style:style>
    <style:style style:name="T77" style:family="text">
      <style:text-properties fo:color="#a5c261" style:font-name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6</text:p>
      <text:p text:style-name="P1">Slot – <text:span text:style-name="T1">теперь можно объединять имена </text:span>slot <text:span text:style-name="T1">и передаваемые параметры от дочерних элементов в один атрибут </text:span>v-slot:</text:p>
      <text:p text:style-name="P1">&lt;div slot='<text:span text:style-name="T5">name</text:span>' slot-scope="{<text:span text:style-name="T7">variable</text:span>}"&gt;&lt;/div&gt;</text:p>
      <text:p text:style-name="P1">&lt;div v-slot:<text:span text:style-name="T5">name</text:span>="{<text:span text:style-name="T7">variable</text:span>}"&gt;&lt;/div&gt;</text:p>
      <text:p text:style-name="P4">Сокращение - &lt;div <text:span text:style-name="T5">#name</text:span>="{variable}"&gt;&lt;/div&gt;</text:p>
      <text:p text:style-name="P1"/>
      <text:p text:style-name="P1">&lt;div slot-scope="{variable}"&gt;&lt;/div&gt;</text:p>
      <text:p text:style-name="P1">&lt;div v-slot="{variable}"&gt;&lt;/div&gt;</text:p>
      <text:p text:style-name="P1"/>
      <text:p text:style-name="P4">Динамические свойства(атрибуты, события) — можно самому создавать атрибуты и события в <text:span text:style-name="T2">html </text:span>коде, достаточно поместить переменную в <text:span text:style-name="T2">[ ]:</text:span></text:p>
      <text:p text:style-name="P1">&lt;div :[name]=''&gt; </text:p>
      <text:p text:style-name="P1">&lt;div @[name]=''&gt;</text:p>
      <text:p text:style-name="P1">&lt;div #[name]=''&gt;</text:p>
      <text:p text:style-name="P1">&lt;div v-slot:[name]=''&gt;</text:p>
      <text:p text:style-name="P5">Создание реактивных объектов вне объекта <text:span text:style-name="T2">Vue</text:span></text:p>
      <text:p text:style-name="P6"><text:span text:style-name="T2">Vue.</text:span><text:span text:style-name="T6">observable</text:span><text:span text:style-name="T2">(obj) – </text:span>прописываем объект внутри свойства</text:p>
      <text:p text:style-name="P6">Можно использовать внутри <text:span text:style-name="T2">render </text:span>и <text:span text:style-name="T2">computed </text:span>функций</text:p>
      <text:p text:style-name="P5">Загрузка данных на <text:span text:style-name="T2">ssr</text:span></text:p>
      <text:p text:style-name="P6">Раньше был <text:span text:style-name="T2">asyncData </text:span>у компонентов. </text:p>
      <text:p text:style-name="P6">Теперь стратегия загрузки данных другая — <text:span text:style-name="T2">serverPrefetch. </text:span>Только после его завершения будут дальнейшие действия в компонентах проводиться.</text:p>
      <text:p text:style-name="P2">export default {</text:p>
      <text:p text:style-name="P2"><text:tab/><text:span text:style-name="T7">//вызовется на сервере</text:span></text:p>
      <text:p text:style-name="P2"><text:tab/>async <text:span text:style-name="T5">serverPrefetch</text:span>() {</text:p>
      <text:p text:style-name="P2"><text:tab/><text:tab/>await func();</text:p>
      <text:p text:style-name="P2"><text:tab/>},</text:p>
      <text:p text:style-name="P2"><text:tab/>/<text:span text:style-name="T7">/вызовется на клиенте</text:span></text:p>
      <text:p text:style-name="P2"><text:tab/>mounted(){...}</text:p>
      <text:p text:style-name="P2">};</text:p>
      <text:p text:style-name="P5">Сборка для <text:span text:style-name="T2">ESM </text:span>браузеров</text:p>
      <text:p text:style-name="P6">Добавлена 1 новая сборка — <text:span text:style-name="T2">vue.esm.browser.js</text:span></text:p>
      <text:p text:style-name="P6">Предназначена для браузеров, поддерживающих <text:span text:style-name="T2">ES6 </text:span>модули</text:p>
      <text:p text:style-name="P6">Особенности:</text:p>
      <text:p text:style-name="P11">Содержит компилятор HTML в render-функцию</text:p>
      <text:p text:style-name="P12">Использует синтаксис ES6 Modules</text:p>
      <text:p text:style-name="P12">Содержит нетранспилированный код</text:p>
      <text:p text:style-name="P6">&lt;script type="module"&gt;</text:p>
      <text:p text:style-name="P6"><text:s text:c="2"/><text:span text:style-name="T7">// Раньше приходилось использовать vue.esm.js, </text:span></text:p>
      <text:p text:style-name="P7"><text:s text:c="2"/>// который содержал транспилированный код,</text:p>
      <text:p text:style-name="P7"><text:s text:c="2"/>// весил чуть больше и работал чуть медленнее</text:p>
      <text:p text:style-name="P6"><text:s text:c="2"/>import Vue from 'path/to/vue.esm.browser.js';</text:p>
      <text:p text:style-name="P6"><text:s text:c="2"/>new Vue({</text:p>
      <text:p text:style-name="P6"><text:tab/>el: '#app',</text:p>
      <text:p text:style-name="P6"><text:tab/>data() {...},</text:p>
      <text:p text:style-name="P6"><text:s text:c="2"/>});</text:p>
      <text:p text:style-name="P6">&lt;/script&gt;</text:p>
      <text:p text:style-name="P5">Упрощение свойства .<text:span text:style-name="T2">prop </text:span>для <text:span text:style-name="T2">v-bind</text:span></text:p>
      <text:p text:style-name="P6">Применяется, когда в дочерний компонент <text:span text:style-name="T5">нужно передать переменную в </text:span><text:span text:style-name="T6">$el.</text:span></text:p>
      <text:p text:style-name="P6"><text:span text:style-name="T8">&lt;</text:span><text:span text:style-name="T10">child-comp</text:span><text:span text:style-name="T9"> </text:span><text:span text:style-name="T11">:hello.prop</text:span><text:span text:style-name="T8">=</text:span><text:span text:style-name="T12">"'some hello'"</text:span><text:span text:style-name="T8">/&gt;</text:span><text:span text:style-name="T2"> </text:span></text:p>
      <text:p text:style-name="P2">this.$el.hello === 'some hello'</text:p>
      <text:p text:style-name="P2">this.hello === undefined</text:p>
      <text:p text:style-name="P6">В сокращенном виде - <text:span text:style-name="T8">&lt;</text:span><text:span text:style-name="T10">child-comp</text:span><text:span text:style-name="T9"> </text:span><text:span text:style-name="T13">.</text:span><text:span text:style-name="T14">hello</text:span><text:span text:style-name="T8">=</text:span><text:span text:style-name="T12">"'some hello'"</text:span><text:span text:style-name="T8">/&gt;</text:span><text:span text:style-name="T2"> </text:span></text:p>
      <text:p text:style-name="P3">Map, Set</text:p>
      <text:p text:style-name="P6"><text:soft-page-break/>Теперь можно их помещать в цикл <text:span text:style-name="T2">v-for, </text:span>но они не поддерживаются реактивно.</text:p>
      <text:p text:style-name="P8">Атрибут <text:span text:style-name="T2">model</text:span></text:p>
      <text:p text:style-name="P6"><text:span text:style-name="T2">v-model </text:span>можно переопределить. По умолчанию заточен на изменение события <text:span text:style-name="T2">input </text:span>для значения <text:span text:style-name="T2">value. </text:span>Можно поменять, допустим на <text:span text:style-name="T2">checked </text:span>и событие <text:span text:style-name="T2">change:</text:span></text:p>
      <text:p text:style-name="P2">{</text:p>
      <text:p text:style-name="P2"><text:s text:c="4"/>data(){...},</text:p>
      <text:p text:style-name="P2"><text:s text:c="4"/><text:span text:style-name="T5">model</text:span>: {</text:p>
      <text:p text:style-name="P2"><text:s text:c="8"/><text:span text:style-name="T5">prop</text:span>: 'checked',bt</text:p>
      <text:p text:style-name="P2"><text:s text:c="8"/><text:span text:style-name="T5">event</text:span>: 'change'</text:p>
      <text:p text:style-name="P2"><text:s text:c="4"/>}</text:p>
      <text:p text:style-name="P2">}</text:p>
      <text:p text:style-name="P6">Свойство пишется для дочерних компоентов, для которых в родителе стоит свойство <text:span text:style-name="T2">v-model</text:span></text:p>
      <text:p text:style-name="P5">Отключение неиспользуемых атрибутов</text:p>
      <text:p text:style-name="P9"><text:span text:style-name="T1">Если нужно, чтобы корневой элемент компонента не наследовал атрибуты, устанавливается </text:span><text:span text:style-name="T6">inheritAttrs</text:span><text:span text:style-name="T2"> <text:s/></text:span><text:span text:style-name="T1">в </text:span><text:span text:style-name="T2">false.</text:span></text:p>
      <text:p text:style-name="P2">Vue.component('dgfdg', {</text:p>
      <text:p text:style-name="P9"><text:span text:style-name="T2"><text:s text:c="4"/></text:span><text:span text:style-name="T6">inheritAttrs</text:span><text:span text:style-name="T2">: false</text:span></text:p>
      <text:p text:style-name="P2">})</text:p>
      <text:p text:style-name="P6">Хорошо сочетается с <text:span text:style-name="T6">$attr</text:span><text:span text:style-name="T2">(</text:span>список <text:span text:style-name="T7">всех нераспознанных атрибутов, за исключением </text:span><text:span text:style-name="T3">class </text:span><text:span text:style-name="T7">и </text:span><text:span text:style-name="T3">style</text:span><text:span text:style-name="T2">)</text:span></text:p>
      <text:p text:style-name="P6">Их можно передавать вниз во внутренние компоненты через <text:span text:style-name="T6">v-bind=”$attrs”</text:span></text:p>
      <text:p text:style-name="P6">Это полезно при создании компонентов высшего порядка.</text:p>
      <text:p text:style-name="P6">Пример использования переданных в дочерний компонент параметров во внутреннем элементе:</text:p>
      <text:p text:style-name="P6">В родительском элементе — <text:span text:style-name="T2">i</text:span><text:span text:style-name="T6">nheritAttrs: false</text:span></text:p>
      <text:p text:style-name="P2">&lt;template&gt;</text:p>
      <text:p text:style-name="P2">&lt;div&gt;</text:p>
      <text:p text:style-name="P2"><text:s text:c="4"/>&lt;textarea v-bind=”<text:span text:style-name="T5">$attrs</text:span>”&gt;&lt;/textarea&gt;</text:p>
      <text:p text:style-name="P2">&lt;/div&gt;</text:p>
      <text:p text:style-name="P2">&lt;/template&gt;</text:p>
      <text:p text:style-name="P5">Передача из дочерних компонентов в родительские нативных событий</text:p>
      <text:p text:style-name="P6">Можно заставить их <text:span text:style-name="T7">всплывать из дочерних компонентов в родительские</text:span>. <text:span text:style-name="T7">Нативные</text:span> события вызываются через <text:span text:style-name="T6">$listeners</text:span><text:span text:style-name="T2">:</text:span></text:p>
      <text:p text:style-name="P2">&lt;div&gt;</text:p>
      <text:p text:style-name="P6"><text:span text:style-name="T2"><text:s text:c="4"/>&lt;textarea v-on=”</text:span><text:span text:style-name="T6">$listeners</text:span><text:span text:style-name="T2">”&gt;&lt;/textarea&gt;</text:span></text:p>
      <text:p text:style-name="P2">&lt;/div&gt;</text:p>
      <text:p text:style-name="P6">Все нативные события будут всплывать к родительскому элементу</text:p>
      <text:p text:style-name="P5">Слоты</text:p>
      <text:p text:style-name="P6">Список всех слотов доступен через свойство <text:span text:style-name="T6">$slots</text:span><text:span text:style-name="T2">.</text:span></text:p>
      <text:p text:style-name="P2"/>
      <text:p text:style-name="P6">Генерация своего компонента, в который можно передавать любой вложенный элемент</text:p>
      <text:p text:style-name="P18"><text:span text:style-name="T45">components</text:span><text:span text:style-name="T2">: {</text:span></text:p>
      <text:p text:style-name="P32"><text:s text:c="2"/><text:span text:style-name="T75">InputImage</text:span><text:span text:style-name="T40">,</text:span></text:p>
      <text:p text:style-name="P32"><text:span text:style-name="T37"><text:s text:c="2"/></text:span><text:span text:style-name="T75">CheckList</text:span><text:span text:style-name="T40">,</text:span></text:p>
      <text:p text:style-name="P32"><text:span text:style-name="T37"><text:s text:c="2"/></text:span><text:span text:style-name="T48">Render</text:span><text:span text:style-name="T75">: {</text:span></text:p>
      <text:p text:style-name="P32"><text:s text:c="4"/><text:span text:style-name="T48">functional</text:span><text:span text:style-name="T75">: </text:span><text:span text:style-name="T40">true,</text:span></text:p>
      <text:p text:style-name="P32"><text:span text:style-name="T37"><text:s text:c="4"/></text:span><text:span text:style-name="T56">render</text:span><text:span text:style-name="T75">: (h</text:span><text:span text:style-name="T40">, </text:span><text:span text:style-name="T75">ctx) =&gt; ctx.</text:span><text:span text:style-name="T48">props</text:span><text:span text:style-name="T75">.</text:span><text:span text:style-name="T48">vnode</text:span></text:p>
      <text:p text:style-name="P32"><text:span text:style-name="T43"><text:s text:c="2"/></text:span><text:span text:style-name="T75">}</text:span></text:p>
      <text:p text:style-name="P29">}<text:span text:style-name="T37">,</text:span></text:p>
      <text:p text:style-name="P23">render(:vnode="$slots.dataFieldSlot2")</text:p>
      <text:p text:style-name="P2"/>
      <text:p text:style-name="P5">Роутер — формирование путей</text:p>
      <text:p text:style-name="P6">Можно генерировать циклом, а не ручное прописывание каждого пути.</text:p>
      <text:p text:style-name="P6">Для этого нужно, чтобы имена компонентов имели базовые узлы, например <text:s/>- <text:span text:style-name="T2">«View» + name + “List”</text:span></text:p>
      <text:p text:style-name="P6">Можно импортировать из файла массив(или объект) объектов роутера:</text:p>
      <text:p text:style-name="P14">{</text:p>
      <text:p text:style-name="P31"><text:s text:c="2"/><text:span text:style-name="T27">path</text:span><text:span text:style-name="T26">: </text:span><text:span text:style-name="T30">`/</text:span><text:span text:style-name="T26">${</text:span><text:span text:style-name="T31">module</text:span><text:span text:style-name="T26">.</text:span><text:span text:style-name="T27">link</text:span><text:span text:style-name="T26">}</text:span><text:span text:style-name="T30">`</text:span><text:span text:style-name="T26">,</text:span></text:p>
      <text:p text:style-name="P31"><text:s text:c="2"/><text:span text:style-name="T27">name</text:span><text:span text:style-name="T26">: </text:span><text:span text:style-name="T31">nameList</text:span><text:span text:style-name="T26">,</text:span></text:p>
      <text:p text:style-name="P31"><text:s text:c="2"/><text:span text:style-name="T32">component</text:span><text:span text:style-name="T26">: () =&gt; </text:span><text:span text:style-name="T34">import</text:span><text:span text:style-name="T26">(</text:span><text:span text:style-name="T30">`./views/</text:span><text:span text:style-name="T26">${</text:span><text:span text:style-name="T31">componentList</text:span><text:span text:style-name="T26">}</text:span><text:span text:style-name="T30">.vue`</text:span><text:span text:style-name="T26">),</text:span></text:p>
      <text:p text:style-name="P31"><text:s text:c="2"/><text:span text:style-name="T27">props</text:span><text:span text:style-name="T26">: </text:span><text:span text:style-name="T34">true</text:span></text:p>
      <text:p text:style-name="P24"><text:soft-page-break/>}</text:p>
      <text:p text:style-name="P14"><text:span text:style-name="T35">const </text:span><text:span text:style-name="T36">getRoutes </text:span>= ({ state: { modules } }) =&gt; {</text:p>
      <text:p text:style-name="P31"><text:s text:c="2"/><text:span text:style-name="T34">const </text:span><text:span text:style-name="T31">routes </text:span><text:span text:style-name="T26">= []</text:span></text:p>
      <text:p text:style-name="P31"><text:s text:c="2"/><text:span text:style-name="T28">console</text:span><text:span text:style-name="T26">.</text:span><text:span text:style-name="T32">log</text:span><text:span text:style-name="T26">(modules)</text:span></text:p>
      <text:p text:style-name="P31"><text:s text:c="2"/><text:span text:style-name="T34">for </text:span><text:span text:style-name="T26">(</text:span><text:span text:style-name="T34">let </text:span><text:span text:style-name="T31">key </text:span><text:span text:style-name="T34">in </text:span><text:span text:style-name="T26">modules) {</text:span></text:p>
      <text:p text:style-name="P31"><text:s text:c="4"/><text:span text:style-name="T34">const </text:span><text:span text:style-name="T31">module </text:span><text:span text:style-name="T26">= modules[</text:span><text:span text:style-name="T31">key</text:span><text:span text:style-name="T26">]</text:span></text:p>
      <text:p text:style-name="P31"><text:s text:c="4"/><text:span text:style-name="T34">const </text:span><text:span text:style-name="T31">componentList </text:span><text:span text:style-name="T26">= </text:span><text:span text:style-name="T30">'View' </text:span><text:span text:style-name="T26">+ ((</text:span><text:span text:style-name="T31">module</text:span><text:span text:style-name="T26">.</text:span><text:span text:style-name="T27">views </text:span><text:span text:style-name="T26">&amp;&amp; </text:span><text:span text:style-name="T31">module</text:span><text:span text:style-name="T26">.</text:span><text:span text:style-name="T27">views</text:span><text:span text:style-name="T26">.</text:span><text:span text:style-name="T27">list</text:span><text:span text:style-name="T26">) ? </text:span><text:span text:style-name="T31">module</text:span><text:span text:style-name="T26">.</text:span><text:span text:style-name="T27">views</text:span><text:span text:style-name="T26">.</text:span><text:span text:style-name="T27">list </text:span><text:span text:style-name="T26">: </text:span><text:span text:style-name="T30">'List'</text:span><text:span text:style-name="T26">)</text:span></text:p>
      <text:p text:style-name="P31"><text:s text:c="4"/><text:span text:style-name="T34">const </text:span><text:span text:style-name="T31">componentEditor </text:span><text:span text:style-name="T26">= </text:span><text:span text:style-name="T30">'View' </text:span><text:span text:style-name="T26">+ ((</text:span><text:span text:style-name="T31">module</text:span><text:span text:style-name="T26">.</text:span><text:span text:style-name="T27">views </text:span><text:span text:style-name="T26">&amp;&amp; </text:span><text:span text:style-name="T31">module</text:span><text:span text:style-name="T26">.</text:span><text:span text:style-name="T27">views</text:span><text:span text:style-name="T26">.</text:span><text:span text:style-name="T27">editor</text:span><text:span text:style-name="T26">) ? </text:span><text:span text:style-name="T31">module</text:span><text:span text:style-name="T26">.</text:span><text:span text:style-name="T27">views</text:span><text:span text:style-name="T26">.</text:span><text:span text:style-name="T27">editor </text:span><text:span text:style-name="T26">: </text:span><text:span text:style-name="T30">'Editor'</text:span><text:span text:style-name="T26">)</text:span></text:p>
      <text:p text:style-name="P31"><text:s text:c="4"/><text:span text:style-name="T34">const </text:span><text:span text:style-name="T31">nameList </text:span><text:span text:style-name="T26">= </text:span><text:span text:style-name="T31">module</text:span><text:span text:style-name="T26">.</text:span><text:span text:style-name="T27">link </text:span><text:span text:style-name="T26">+ </text:span><text:span text:style-name="T30">'List'</text:span></text:p>
      <text:p text:style-name="P31"><text:span text:style-name="T29"><text:s text:c="4"/></text:span><text:span text:style-name="T34">const </text:span><text:span text:style-name="T31">nameEditor </text:span><text:span text:style-name="T26">= </text:span><text:span text:style-name="T31">module</text:span><text:span text:style-name="T26">.</text:span><text:span text:style-name="T27">link </text:span><text:span text:style-name="T26">+ </text:span><text:span text:style-name="T30">'Editor'</text:span></text:p>
      <text:p text:style-name="P31"><text:span text:style-name="T29"><text:s text:c="4"/></text:span><text:span text:style-name="T31">routes</text:span><text:span text:style-name="T26">.</text:span><text:span text:style-name="T32">push</text:span><text:span text:style-name="T26">({</text:span></text:p>
      <text:p text:style-name="P31"><text:s text:c="6"/><text:span text:style-name="T27">path</text:span><text:span text:style-name="T26">: </text:span><text:span text:style-name="T30">`/</text:span><text:span text:style-name="T26">${</text:span><text:span text:style-name="T31">module</text:span><text:span text:style-name="T26">.</text:span><text:span text:style-name="T27">link</text:span><text:span text:style-name="T26">}</text:span><text:span text:style-name="T30">`</text:span><text:span text:style-name="T26">,</text:span></text:p>
      <text:p text:style-name="P31"><text:s text:c="6"/><text:span text:style-name="T27">name</text:span><text:span text:style-name="T26">: </text:span><text:span text:style-name="T31">nameList</text:span><text:span text:style-name="T26">,</text:span></text:p>
      <text:p text:style-name="P31"><text:s text:c="6"/><text:span text:style-name="T32">component</text:span><text:span text:style-name="T26">: () =&gt; </text:span><text:span text:style-name="T34">import</text:span><text:span text:style-name="T26">(</text:span><text:span text:style-name="T30">`./views/</text:span><text:span text:style-name="T26">${</text:span><text:span text:style-name="T31">componentList</text:span><text:span text:style-name="T26">}</text:span><text:span text:style-name="T30">.vue`</text:span><text:span text:style-name="T26">),</text:span></text:p>
      <text:p text:style-name="P31"><text:s text:c="6"/><text:span text:style-name="T27">props</text:span><text:span text:style-name="T26">: </text:span><text:span text:style-name="T34">true</text:span></text:p>
      <text:p text:style-name="P31"><text:span text:style-name="T33"><text:s text:c="4"/></text:span><text:span text:style-name="T26">}, {</text:span></text:p>
      <text:p text:style-name="P31"><text:s text:c="6"/><text:span text:style-name="T27">path</text:span><text:span text:style-name="T26">: </text:span><text:span text:style-name="T30">`/</text:span><text:span text:style-name="T26">${</text:span><text:span text:style-name="T31">module</text:span><text:span text:style-name="T26">.</text:span><text:span text:style-name="T27">link</text:span><text:span text:style-name="T26">}</text:span><text:span text:style-name="T30">/:id`</text:span><text:span text:style-name="T26">,</text:span></text:p>
      <text:p text:style-name="P31"><text:s text:c="6"/><text:span text:style-name="T27">name</text:span><text:span text:style-name="T26">: </text:span><text:span text:style-name="T31">nameEditor</text:span><text:span text:style-name="T26">,</text:span></text:p>
      <text:p text:style-name="P31"><text:s text:c="6"/><text:span text:style-name="T32">component</text:span><text:span text:style-name="T26">: () =&gt; </text:span><text:span text:style-name="T34">import</text:span><text:span text:style-name="T26">(</text:span><text:span text:style-name="T30">`./views/</text:span><text:span text:style-name="T26">${</text:span><text:span text:style-name="T31">componentEditor</text:span><text:span text:style-name="T26">}</text:span><text:span text:style-name="T30">.vue`</text:span><text:span text:style-name="T26">),</text:span></text:p>
      <text:p text:style-name="P31"><text:s text:c="6"/><text:span text:style-name="T27">props</text:span><text:span text:style-name="T26">: </text:span><text:span text:style-name="T34">true</text:span></text:p>
      <text:p text:style-name="P31"><text:span text:style-name="T33"><text:s text:c="4"/></text:span><text:span text:style-name="T26">})</text:span></text:p>
      <text:p text:style-name="P31"><text:s text:c="2"/><text:span text:style-name="T26">}</text:span></text:p>
      <text:p text:style-name="P31"><text:s text:c="2"/><text:span text:style-name="T34">return </text:span><text:span text:style-name="T31">routes</text:span></text:p>
      <text:p text:style-name="P24">}</text:p>
      <text:p text:style-name="P6">Пример формирования путей в роутере</text:p>
      <text:p text:style-name="P2"/>
      <text:p text:style-name="P6">Рендер компонента(в файле только этот код):</text:p>
      <text:p text:style-name="P15">&lt;script&gt;</text:p>
      <text:p text:style-name="P33"><text:span text:style-name="T37">export default </text:span>{</text:p>
      <text:p text:style-name="P32"><text:s text:c="2"/><text:span text:style-name="T44">name</text:span><text:span text:style-name="T26">: </text:span><text:span text:style-name="T52">'ComponentRenderer'</text:span><text:span text:style-name="T38">,</text:span></text:p>
      <text:p text:style-name="P32"><text:span text:style-name="T37"><text:s text:c="2"/></text:span><text:span text:style-name="T44">props</text:span><text:span text:style-name="T26">: {</text:span></text:p>
      <text:p text:style-name="P32"><text:s text:c="4"/><text:span text:style-name="T44">props</text:span><text:span text:style-name="T26">: {</text:span></text:p>
      <text:p text:style-name="P32"><text:s text:c="6"/><text:span text:style-name="T44">type</text:span><text:span text:style-name="T26">: Object</text:span><text:span text:style-name="T38">,</text:span></text:p>
      <text:p text:style-name="P32"><text:span text:style-name="T37"><text:s text:c="6"/></text:span><text:span text:style-name="T44">required</text:span><text:span text:style-name="T26">: </text:span><text:span text:style-name="T38">false,</text:span></text:p>
      <text:p text:style-name="P32"><text:span text:style-name="T37"><text:s text:c="6"/></text:span><text:span text:style-name="T55">default</text:span><text:span text:style-name="T26">: () =&gt; ({})</text:span></text:p>
      <text:p text:style-name="P32"><text:s text:c="4"/><text:span text:style-name="T26">}</text:span><text:span text:style-name="T38">,</text:span></text:p>
      <text:p text:style-name="P32"><text:span text:style-name="T37"><text:s text:c="4"/></text:span><text:span text:style-name="T44">component</text:span><text:span text:style-name="T26">: {</text:span></text:p>
      <text:p text:style-name="P32"><text:s text:c="6"/><text:span text:style-name="T44">type</text:span><text:span text:style-name="T26">: Object</text:span><text:span text:style-name="T38">,</text:span></text:p>
      <text:p text:style-name="P32"><text:span text:style-name="T37"><text:s text:c="6"/></text:span><text:span text:style-name="T44">required</text:span><text:span text:style-name="T26">: </text:span><text:span text:style-name="T38">true</text:span></text:p>
      <text:p text:style-name="P32"><text:span text:style-name="T37"><text:s text:c="4"/></text:span><text:span text:style-name="T26">}</text:span></text:p>
      <text:p text:style-name="P32"><text:s text:c="2"/><text:span text:style-name="T26">}</text:span><text:span text:style-name="T38">,</text:span></text:p>
      <text:p text:style-name="P32"><text:span text:style-name="T37"><text:s text:c="2"/></text:span><text:span text:style-name="T44">methods</text:span><text:span text:style-name="T26">: {</text:span></text:p>
      <text:p text:style-name="P32"><text:s text:c="4"/><text:span text:style-name="T55">asyncComponent </text:span><text:span text:style-name="T26">() {</text:span></text:p>
      <text:p text:style-name="P32"><text:s text:c="6"/><text:span text:style-name="T38">return import</text:span><text:span text:style-name="T26">(</text:span><text:span text:style-name="T58">/* webpackChunkName: "renderer" */ </text:span><text:span text:style-name="T52">`@/</text:span><text:span text:style-name="T26">${</text:span><text:span text:style-name="T38">this</text:span><text:span text:style-name="T26">.</text:span><text:span text:style-name="T44">name</text:span><text:span text:style-name="T26">}</text:span><text:span text:style-name="T52">`</text:span><text:span text:style-name="T26">)</text:span></text:p>
      <text:p text:style-name="P32"><text:s text:c="4"/><text:span text:style-name="T26">}</text:span></text:p>
      <text:p text:style-name="P32"><text:s text:c="2"/><text:span text:style-name="T26">}</text:span><text:span text:style-name="T38">,</text:span></text:p>
      <text:p text:style-name="P32"><text:span text:style-name="T37"><text:s text:c="2"/></text:span><text:span text:style-name="T55">render </text:span><text:span text:style-name="T26">(h) {</text:span></text:p>
      <text:p text:style-name="P32"><text:s text:c="4"/><text:span text:style-name="T38">const </text:span><text:span text:style-name="T26">{ props</text:span><text:span text:style-name="T38">, </text:span><text:span text:style-name="T26">component } = </text:span><text:span text:style-name="T38">this</text:span></text:p>
      <text:p text:style-name="P32"><text:span text:style-name="T37"><text:s text:c="4"/></text:span><text:span text:style-name="T38">return </text:span><text:span text:style-name="T26">h(component</text:span><text:span text:style-name="T38">, </text:span><text:span text:style-name="T26">{ props })</text:span></text:p>
      <text:p text:style-name="P32"><text:s text:c="2"/><text:span text:style-name="T26">}</text:span></text:p>
      <text:p text:style-name="P33">}</text:p>
      <text:p text:style-name="P25">&lt;/script&gt;</text:p>
      <text:p text:style-name="P6">Потом:</text:p>
      <text:p text:style-name="P17"><text:span text:style-name="T37">import </text:span>ComponentRenderer <text:span text:style-name="T37">from </text:span><text:span text:style-name="T51">'@/ComponentRenderer'</text:span></text:p>
      <text:p text:style-name="P6"/>
      <text:p text:style-name="P17"><text:span text:style-name="T43">components</text:span>: {</text:p>
      <text:p text:style-name="P32"><text:s text:c="2"/><text:span text:style-name="T26">ComponentRenderer</text:span></text:p>
      <text:p text:style-name="P28">}<text:span text:style-name="T37">,</text:span></text:p>
      <text:p text:style-name="P17"><text:span text:style-name="T59">ComponentRenderer</text:span>( <text:span text:style-name="T63">:component</text:span>=<text:span text:style-name="T67">"</text:span><text:span text:style-name="T43">component</text:span><text:span text:style-name="T67">" </text:span><text:span text:style-name="T63">:props</text:span>=<text:span text:style-name="T67">"</text:span><text:span text:style-name="T43">props</text:span><text:span text:style-name="T67">" </text:span>)</text:p>
      <text:p text:style-name="P6">Динамический рендеринг компонентов</text:p>
      <text:p text:style-name="P6">Пример использование фильтров <text:span text:style-name="T2">Vue </text:span>в <text:span text:style-name="T2">render:</text:span></text:p>
      <text:p text:style-name="P18"><text:soft-page-break/><text:span text:style-name="T57">genTdSumm </text:span><text:span text:style-name="T2">({ item }) {</text:span></text:p>
      <text:p text:style-name="P32"><text:s text:c="2"/><text:span text:style-name="T40">return this</text:span><text:span text:style-name="T75">.</text:span><text:span text:style-name="T48">$createElement</text:span><text:span text:style-name="T75">(</text:span><text:span text:style-name="T53">'td'</text:span><text:span text:style-name="T40">, </text:span><text:span text:style-name="T75">{</text:span></text:p>
      <text:p text:style-name="P32"><text:s text:c="4"/><text:span text:style-name="T48">staticClass</text:span><text:span text:style-name="T75">: </text:span><text:span text:style-name="T53">'font-weight-bold text-xs-right'</text:span><text:span text:style-name="T40">,</text:span></text:p>
      <text:p text:style-name="P32"><text:span text:style-name="T37"><text:s text:c="4"/></text:span><text:span text:style-name="T48">domProps</text:span><text:span text:style-name="T75">: {</text:span></text:p>
      <text:p text:style-name="P32"><text:s text:c="6"/><text:span text:style-name="T48">innerHTML</text:span><text:span text:style-name="T75">: Vue.</text:span><text:span text:style-name="T56">filter</text:span><text:span text:style-name="T75">(</text:span><text:span text:style-name="T53">'decimal'</text:span><text:span text:style-name="T75">)(item[</text:span><text:span text:style-name="T40">this</text:span><text:span text:style-name="T75">.</text:span><text:span text:style-name="T48">propPrice</text:span><text:span text:style-name="T75">] * item[</text:span><text:span text:style-name="T40">this</text:span><text:span text:style-name="T75">.</text:span><text:span text:style-name="T48">propCount</text:span><text:span text:style-name="T75">] || </text:span><text:span text:style-name="T74">0</text:span><text:span text:style-name="T75">)</text:span></text:p>
      <text:p text:style-name="P32"><text:s text:c="4"/><text:span text:style-name="T75">}</text:span></text:p>
      <text:p text:style-name="P32"><text:s text:c="2"/><text:span text:style-name="T75">})</text:span></text:p>
      <text:p text:style-name="P29">}<text:span text:style-name="T37">,</text:span></text:p>
      <text:p text:style-name="P2"/>
      <text:p text:style-name="P6">Редирект в роутах:</text:p>
      <text:p text:style-name="P21"><text:span text:style-name="Source_20_Text"><text:span text:style-name="T16">const </text:span></text:span><text:span text:style-name="Source_20_Text"><text:span text:style-name="T15">router = </text:span></text:span><text:span text:style-name="Source_20_Text"><text:span text:style-name="T16">new </text:span></text:span><text:span text:style-name="Source_20_Text"><text:span text:style-name="T15">VueRouter({</text:span></text:span></text:p>
      <text:p text:style-name="P32"><text:s text:c="2"/><text:span text:style-name="T26">routes: [</text:span></text:p>
      <text:p text:style-name="P32"><text:s text:c="4"/><text:span text:style-name="T26">{ path: </text:span><text:span text:style-name="T52">'/a'</text:span><text:span text:style-name="T38">, </text:span><text:span text:style-name="T26">redirect: </text:span><text:span text:style-name="T52">'/b' </text:span><text:span text:style-name="T26">}</text:span></text:p>
      <text:p text:style-name="P32"><text:s text:c="2"/><text:span text:style-name="T26">]</text:span></text:p>
      <text:p text:style-name="P28">})</text:p>
      <text:p text:style-name="P21"><text:span text:style-name="Source_20_Text"><text:span text:style-name="T16">const </text:span></text:span><text:span text:style-name="Source_20_Text"><text:span text:style-name="T15">router = </text:span></text:span><text:span text:style-name="Source_20_Text"><text:span text:style-name="T16">new </text:span></text:span><text:span text:style-name="Source_20_Text"><text:span text:style-name="T17">VueRouter</text:span></text:span><text:span text:style-name="Source_20_Text"><text:span text:style-name="T15">({</text:span></text:span></text:p>
      <text:p text:style-name="P32"><text:s text:c="2"/><text:span text:style-name="T44">routes</text:span><text:span text:style-name="T26">: [</text:span></text:p>
      <text:p text:style-name="P32"><text:s text:c="4"/><text:span text:style-name="T26">{ </text:span><text:span text:style-name="T44">path</text:span><text:span text:style-name="T26">: </text:span><text:span text:style-name="T52">'/a'</text:span><text:span text:style-name="T38">, </text:span><text:span text:style-name="T44">redirect</text:span><text:span text:style-name="T26">: { </text:span><text:span text:style-name="T44">name</text:span><text:span text:style-name="T26">: </text:span><text:span text:style-name="T52">'foo' </text:span><text:span text:style-name="T26">}}</text:span></text:p>
      <text:p text:style-name="P32"><text:s text:c="2"/><text:span text:style-name="T26">]</text:span></text:p>
      <text:p text:style-name="P28">})</text:p>
      <text:p text:style-name="P20"><text:span text:style-name="Source_20_Text"><text:span text:style-name="T18">Так можно редиректить в нужный маршрут. Например — перенаправление в дочерний роутер </text:span></text:span><text:span text:style-name="Source_20_Text"><text:span text:style-name="T18">при попадании в родительский роутер-обёртку:</text:span></text:span></text:p>
      <text:p text:style-name="P32"><text:s/><text:span text:style-name="T2">{</text:span> <text:span text:style-name="T44">path</text:span><text:span text:style-name="T26">: </text:span><text:span text:style-name="T52">'/sber/:id'</text:span><text:span text:style-name="T38">,</text:span></text:p>
      <text:p text:style-name="P32"><text:span text:style-name="T37"><text:s text:c="2"/></text:span><text:span text:style-name="T44">name</text:span><text:span text:style-name="T26">: </text:span><text:span text:style-name="T52">'Sber::editor'</text:span><text:span text:style-name="T38">,</text:span></text:p>
      <text:p text:style-name="P32"><text:span text:style-name="T37"><text:s text:c="2"/></text:span><text:span text:style-name="T44">component</text:span><text:span text:style-name="T26">: ViewEditor</text:span><text:span text:style-name="T38">,</text:span></text:p>
      <text:p text:style-name="P32"><text:span text:style-name="T37"><text:s text:c="2"/></text:span><text:span text:style-name="T44">redirect</text:span><text:span text:style-name="T26">: { </text:span><text:span text:style-name="T44">name</text:span><text:span text:style-name="T26">: </text:span><text:span text:style-name="T52">'Sber::editor::main' </text:span><text:span text:style-name="T26">}</text:span><text:span text:style-name="T38">,</text:span></text:p>
      <text:p text:style-name="P32"><text:span text:style-name="T37"><text:s text:c="2"/></text:span><text:span text:style-name="T55">props </text:span><text:span text:style-name="T26">(route) {</text:span></text:p>
      <text:p text:style-name="P32"><text:s text:c="4"/><text:span text:style-name="T38">return </text:span><text:span text:style-name="T26">{</text:span></text:p>
      <text:p text:style-name="P32"><text:s text:c="6"/><text:span text:style-name="T44">id</text:span><text:span text:style-name="T26">: route.</text:span><text:span text:style-name="T44">params</text:span><text:span text:style-name="T26">.</text:span><text:span text:style-name="T44">id</text:span></text:p>
      <text:p text:style-name="P32"><text:span text:style-name="T43"><text:s text:c="4"/></text:span><text:span text:style-name="T26">}</text:span></text:p>
      <text:p text:style-name="P32"><text:s text:c="2"/><text:span text:style-name="T26">}</text:span><text:span text:style-name="T38">,</text:span></text:p>
      <text:p text:style-name="P32"><text:span text:style-name="T37"><text:s text:c="2"/></text:span><text:span text:style-name="T44">children</text:span><text:span text:style-name="T26">: [</text:span></text:p>
      <text:p text:style-name="P32"><text:s text:c="4"/><text:span text:style-name="T26">{</text:span></text:p>
      <text:p text:style-name="P32"><text:s text:c="6"/><text:span text:style-name="T44">path</text:span><text:span text:style-name="T26">: </text:span><text:span text:style-name="T52">'main'</text:span><text:span text:style-name="T38">,</text:span></text:p>
      <text:p text:style-name="P32"><text:span text:style-name="T37"><text:s text:c="6"/></text:span><text:span text:style-name="T44">name</text:span><text:span text:style-name="T26">: </text:span><text:span text:style-name="T52">'Sber::editor::main'</text:span><text:span text:style-name="T38">,</text:span></text:p>
      <text:p text:style-name="P32"><text:span text:style-name="T37"><text:s text:c="6"/></text:span><text:span text:style-name="T44">component</text:span><text:span text:style-name="T26">: </text:span><text:span text:style-name="T38">null,</text:span></text:p>
      <text:p text:style-name="P32"><text:span text:style-name="T37"><text:s text:c="6"/></text:span><text:span text:style-name="T55">props </text:span><text:span text:style-name="T26">(route) {</text:span></text:p>
      <text:p text:style-name="P32"><text:s text:c="8"/><text:span text:style-name="T38">return </text:span><text:span text:style-name="T26">{</text:span></text:p>
      <text:p text:style-name="P32"><text:s text:c="10"/><text:span text:style-name="T44">entity</text:span><text:span text:style-name="T26">: </text:span><text:span text:style-name="T52">'sber'</text:span><text:span text:style-name="T38">,</text:span></text:p>
      <text:p text:style-name="P32"><text:span text:style-name="T37"><text:s text:c="10"/></text:span><text:span text:style-name="T44">id</text:span><text:span text:style-name="T26">: route.</text:span><text:span text:style-name="T44">params</text:span><text:span text:style-name="T26">.</text:span><text:span text:style-name="T44">id</text:span></text:p>
      <text:p text:style-name="P32"><text:span text:style-name="T43"><text:s text:c="8"/></text:span><text:span text:style-name="T26">}</text:span></text:p>
      <text:p text:style-name="P32"><text:s text:c="6"/><text:span text:style-name="T26">}</text:span></text:p>
      <text:p text:style-name="P27"><text:s text:c="4"/><text:span text:style-name="T26">}</text:span><text:span text:style-name="T38">,</text:span><text:span text:style-name="T39">]</text:span></text:p>
      <text:p text:style-name="P20"><text:span text:style-name="Source_20_Text"><text:span text:style-name="T18"/></text:span></text:p>
      <text:p text:style-name="P17"><text:span text:style-name="T37">this</text:span>.<text:span text:style-name="T43">$options –</text:span><text:span text:style-name="T45"> </text:span><text:span text:style-name="T43">список свойств компонента — </text:span><text:span text:style-name="T45">data, props, methods </text:span><text:span text:style-name="T43">и т. д.</text:span></text:p>
      <text:p text:style-name="P22"/>
      <text:p text:style-name="P10"/>
      <text:p text:style-name="P17"><text:span text:style-name="T37">import </text:span>Vue <text:span text:style-name="T37">from </text:span><text:span text:style-name="T51">'vue'</text:span></text:p>
      <text:p text:style-name="P33"><text:span text:style-name="T37">const </text:span>optionName = <text:span text:style-name="T51">'keyboard'</text:span></text:p>
      <text:p text:style-name="P33"><text:span text:style-name="T37">const </text:span><text:span text:style-name="T54">keyupHandler </text:span>= event =&gt; {</text:p>
      <text:p text:style-name="P32"><text:s text:c="2"/><text:span text:style-name="T38">const </text:span><text:span text:style-name="T26">codes = {</text:span></text:p>
      <text:p text:style-name="P32"><text:s text:c="4"/><text:span text:style-name="T73">39</text:span><text:span text:style-name="T26">: </text:span><text:span text:style-name="T52">'right'</text:span><text:span text:style-name="T38">,</text:span></text:p>
      <text:p text:style-name="P32"><text:span text:style-name="T37"><text:s text:c="4"/></text:span><text:span text:style-name="T73">40</text:span><text:span text:style-name="T26">: </text:span><text:span text:style-name="T52">'down'</text:span><text:span text:style-name="T38">,</text:span></text:p>
      <text:p text:style-name="P32"><text:span text:style-name="T37"><text:s text:c="4"/></text:span><text:span text:style-name="T73">37</text:span><text:span text:style-name="T26">: </text:span><text:span text:style-name="T52">'left'</text:span><text:span text:style-name="T38">,</text:span></text:p>
      <text:p text:style-name="P32"><text:span text:style-name="T37"><text:s text:c="4"/></text:span><text:span text:style-name="T73">38</text:span><text:span text:style-name="T26">: </text:span><text:span text:style-name="T52">'up'</text:span><text:span text:style-name="T38">,</text:span></text:p>
      <text:p text:style-name="P32"><text:span text:style-name="T37"><text:s text:c="4"/></text:span><text:span text:style-name="T73">13</text:span><text:span text:style-name="T26">: </text:span><text:span text:style-name="T52">'enter'</text:span><text:span text:style-name="T38">,</text:span></text:p>
      <text:p text:style-name="P32"><text:span text:style-name="T37"><text:s text:c="4"/></text:span><text:span text:style-name="T73">27</text:span><text:span text:style-name="T26">: </text:span><text:span text:style-name="T52">'esc'</text:span></text:p>
      <text:p text:style-name="P32"><text:span text:style-name="T51"><text:s text:c="2"/></text:span><text:span text:style-name="T26">}</text:span></text:p>
      <text:p text:style-name="P32"><text:s text:c="2"/><text:span text:style-name="T26">event.</text:span><text:span text:style-name="T44">keyCode </text:span><text:span text:style-name="T38">in </text:span><text:span text:style-name="T26">codes</text:span></text:p>
      <text:p text:style-name="P32"><text:s text:c="4"/><text:span text:style-name="T26">? Vue.</text:span><text:span text:style-name="T44">prototype</text:span><text:span text:style-name="T26">.</text:span><text:span text:style-name="T44">$kb</text:span><text:span text:style-name="T26">.</text:span><text:span text:style-name="T55">$emit</text:span><text:span text:style-name="T26">(codes[event.</text:span><text:span text:style-name="T44">keyCode</text:span><text:span text:style-name="T26">]</text:span><text:span text:style-name="T38">, </text:span><text:span text:style-name="T26">event)</text:span></text:p>
      <text:p text:style-name="P32"><text:s text:c="4"/><text:span text:style-name="T26">: Vue.</text:span><text:span text:style-name="T44">prototype</text:span><text:span text:style-name="T26">.</text:span><text:span text:style-name="T44">$kb</text:span><text:span text:style-name="T26">.</text:span><text:span text:style-name="T55">$emit</text:span><text:span text:style-name="T26">(</text:span><text:span text:style-name="T52">`keyup.</text:span><text:span text:style-name="T26">${event.</text:span><text:span text:style-name="T44">keyCode</text:span><text:span text:style-name="T26">}</text:span><text:span text:style-name="T52">`</text:span><text:span text:style-name="T38">, </text:span><text:span text:style-name="T26">event)</text:span></text:p>
      <text:p text:style-name="P32"><text:s text:c="2"/><text:span text:style-name="T38">if </text:span><text:span text:style-name="T26">(event.</text:span><text:span text:style-name="T44">ctrlKey</text:span><text:span text:style-name="T26">) {</text:span></text:p>
      <text:p text:style-name="P32"><text:soft-page-break/><text:s text:c="4"/><text:span text:style-name="T26">Vue.</text:span><text:span text:style-name="T44">prototype</text:span><text:span text:style-name="T26">.</text:span><text:span text:style-name="T44">$kb</text:span><text:span text:style-name="T26">.</text:span><text:span text:style-name="T55">$emit</text:span><text:span text:style-name="T26">(</text:span><text:span text:style-name="T52">`keyup.ctrl.</text:span><text:span text:style-name="T26">${event.</text:span><text:span text:style-name="T44">keyCode</text:span><text:span text:style-name="T26">}</text:span><text:span text:style-name="T52">`</text:span><text:span text:style-name="T38">, </text:span><text:span text:style-name="T26">event)</text:span></text:p>
      <text:p text:style-name="P32"><text:s text:c="2"/><text:span text:style-name="T26">}</text:span></text:p>
      <text:p text:style-name="P33">}</text:p>
      <text:p text:style-name="P33"><text:span text:style-name="T37">export default </text:span>{</text:p>
      <text:p text:style-name="P32"><text:s text:c="2"/><text:span text:style-name="T55">install </text:span><text:span text:style-name="T26">(Vue) {</text:span></text:p>
      <text:p text:style-name="P32"><text:s text:c="4"/><text:span text:style-name="T26">document.</text:span><text:span text:style-name="T55">addEventListener</text:span><text:span text:style-name="T26">(</text:span><text:span text:style-name="T52">'keyup'</text:span><text:span text:style-name="T38">, </text:span><text:span text:style-name="T55">keyupHandler</text:span><text:span text:style-name="T26">)</text:span></text:p>
      <text:p text:style-name="P32"><text:s text:c="4"/><text:span text:style-name="T26">Vue.</text:span><text:span text:style-name="T44">prototype</text:span><text:span text:style-name="T26">.</text:span><text:span text:style-name="T44">$kb </text:span><text:span text:style-name="T26">= </text:span><text:span text:style-name="T38">new </text:span><text:span text:style-name="T26">Vue()</text:span></text:p>
      <text:p text:style-name="P32"><text:s text:c="4"/><text:span text:style-name="T26">Vue.</text:span><text:span text:style-name="T55">mixin</text:span><text:span text:style-name="T26">({</text:span></text:p>
      <text:p text:style-name="P32"><text:s text:c="6"/><text:span text:style-name="T55">beforeCreate </text:span><text:span text:style-name="T26">() {</text:span></text:p>
      <text:p text:style-name="P32"><text:s text:c="8"/><text:span text:style-name="T38">if </text:span><text:span text:style-name="T26">(optionName </text:span><text:span text:style-name="T38">in this</text:span><text:span text:style-name="T26">.</text:span><text:span text:style-name="T44">$options</text:span><text:span text:style-name="T26">) {</text:span></text:p>
      <text:p text:style-name="P32"><text:s text:c="10"/><text:span text:style-name="T38">const </text:span><text:span text:style-name="T26">listeners = </text:span><text:span text:style-name="T38">this</text:span><text:span text:style-name="T26">.</text:span><text:span text:style-name="T44">$options</text:span><text:span text:style-name="T26">[optionName]</text:span></text:p>
      <text:p text:style-name="P32"><text:s text:c="10"/><text:span text:style-name="T38">for </text:span><text:span text:style-name="T26">(</text:span><text:span text:style-name="T38">let </text:span><text:span text:style-name="T26">key </text:span><text:span text:style-name="T38">in </text:span><text:span text:style-name="T26">listeners) {</text:span></text:p>
      <text:p text:style-name="P32"><text:s text:c="12"/><text:span text:style-name="T26">Vue.</text:span><text:span text:style-name="T44">prototype</text:span><text:span text:style-name="T26">.</text:span><text:span text:style-name="T44">$kb</text:span><text:span text:style-name="T26">.</text:span><text:span text:style-name="T55">$on</text:span><text:span text:style-name="T26">(key</text:span><text:span text:style-name="T38">, </text:span><text:span text:style-name="T26">listeners[key].</text:span><text:span text:style-name="T55">bind</text:span><text:span text:style-name="T26">(</text:span><text:span text:style-name="T38">this</text:span><text:span text:style-name="T26">))</text:span></text:p>
      <text:p text:style-name="P32"><text:s text:c="10"/><text:span text:style-name="T26">}</text:span></text:p>
      <text:p text:style-name="P32"><text:s text:c="8"/><text:span text:style-name="T26">}</text:span></text:p>
      <text:p text:style-name="P32"><text:s text:c="6"/><text:span text:style-name="T26">}</text:span></text:p>
      <text:p text:style-name="P32"><text:s text:c="4"/><text:span text:style-name="T26">})</text:span></text:p>
      <text:p text:style-name="P32"><text:s text:c="2"/><text:span text:style-name="T26">}</text:span></text:p>
      <text:p text:style-name="P28">}</text:p>
      <text:p text:style-name="P6">Пример плагина — обработчика кнопок.</text:p>
      <text:p text:style-name="P6">Создать свойство в нужном компоненте — <text:span text:style-name="T2">keyboard </text:span>и в нём обработчики, которые будут вызываться при нажатити кнопки</text:p>
      <text:p text:style-name="P17"><text:span text:style-name="T43">keyboard</text:span>: {</text:p>
      <text:p text:style-name="P32"><text:s text:c="2"/><text:span text:style-name="T55">up </text:span><text:span text:style-name="T26">() {</text:span></text:p>
      <text:p text:style-name="P32"><text:s text:c="4"/><text:span text:style-name="T38">this</text:span><text:span text:style-name="T26">.</text:span><text:span text:style-name="T55">keyHandlerArrows</text:span><text:span text:style-name="T26">({</text:span></text:p>
      <text:p text:style-name="P32"><text:s text:c="6"/><text:span text:style-name="T44">id</text:span><text:span text:style-name="T26">: </text:span><text:span text:style-name="T38">this</text:span><text:span text:style-name="T26">.</text:span><text:span text:style-name="T55">prevRowId</text:span><text:span text:style-name="T26">(</text:span><text:span text:style-name="T38">this</text:span><text:span text:style-name="T26">.selected.</text:span><text:span text:style-name="T44">id</text:span><text:span text:style-name="T26">)</text:span></text:p>
      <text:p text:style-name="P32"><text:s text:c="4"/><text:span text:style-name="T26">})</text:span></text:p>
      <text:p text:style-name="P32"><text:s text:c="2"/><text:span text:style-name="T26">}</text:span><text:span text:style-name="T38">,</text:span></text:p>
      <text:p text:style-name="P32"><text:span text:style-name="T37"><text:s text:c="2"/></text:span><text:span text:style-name="T55">down </text:span><text:span text:style-name="T26">() {</text:span></text:p>
      <text:p text:style-name="P32"><text:s text:c="4"/><text:span text:style-name="T38">this</text:span><text:span text:style-name="T26">.</text:span><text:span text:style-name="T55">keyHandlerArrows</text:span><text:span text:style-name="T26">({</text:span></text:p>
      <text:p text:style-name="P32"><text:s text:c="6"/><text:span text:style-name="T44">id</text:span><text:span text:style-name="T26">: </text:span><text:span text:style-name="T38">this</text:span><text:span text:style-name="T26">.</text:span><text:span text:style-name="T55">nextRowId</text:span><text:span text:style-name="T26">(</text:span><text:span text:style-name="T38">this</text:span><text:span text:style-name="T26">.selected.</text:span><text:span text:style-name="T44">id</text:span><text:span text:style-name="T26">)</text:span></text:p>
      <text:p text:style-name="P32"><text:s text:c="4"/><text:span text:style-name="T26">})</text:span></text:p>
      <text:p text:style-name="P32"><text:s text:c="2"/><text:span text:style-name="T26">}</text:span><text:span text:style-name="T38">,</text:span></text:p>
      <text:p text:style-name="P32"><text:span text:style-name="T37"><text:s text:c="2"/></text:span><text:span text:style-name="T55">left </text:span><text:span text:style-name="T26">() {</text:span></text:p>
      <text:p text:style-name="P32"><text:s text:c="4"/><text:span text:style-name="T38">const </text:span><text:span text:style-name="T26">{ field</text:span><text:span text:style-name="T38">, </text:span><text:span text:style-name="T26">id } = </text:span><text:span text:style-name="T38">this</text:span><text:span text:style-name="T26">.selected</text:span></text:p>
      <text:p text:style-name="P32"><text:s text:c="4"/><text:span text:style-name="T38">this</text:span><text:span text:style-name="T26">.</text:span><text:span text:style-name="T55">keyHandlerArrows</text:span><text:span text:style-name="T26">({</text:span></text:p>
      <text:p text:style-name="P32"><text:s text:c="6"/><text:span text:style-name="T44">id</text:span><text:span text:style-name="T26">: </text:span><text:span text:style-name="T38">this</text:span><text:span text:style-name="T26">.</text:span><text:span text:style-name="T55">isFirstField</text:span><text:span text:style-name="T26">(field) ? </text:span><text:span text:style-name="T38">this</text:span><text:span text:style-name="T26">.</text:span><text:span text:style-name="T55">prevRowId</text:span><text:span text:style-name="T26">(id) : id</text:span><text:span text:style-name="T38">,</text:span></text:p>
      <text:p text:style-name="P32"><text:span text:style-name="T37"><text:s text:c="6"/></text:span><text:span text:style-name="T44">field</text:span><text:span text:style-name="T26">: </text:span><text:span text:style-name="T38">this</text:span><text:span text:style-name="T26">.</text:span><text:span text:style-name="T55">prevField</text:span><text:span text:style-name="T26">(field)</text:span></text:p>
      <text:p text:style-name="P32"><text:s text:c="4"/><text:span text:style-name="T26">})</text:span></text:p>
      <text:p text:style-name="P27"><text:s text:c="2"/><text:span text:style-name="T26">}</text:span><text:span text:style-name="T38">,</text:span></text:p>
      <text:p text:style-name="P6">Допустимо рендерить контент внутри <text:span text:style-name="T2">template:</text:span></text:p>
      <text:p text:style-name="P17"><text:span text:style-name="T60">BaseInput</text:span><text:span text:style-name="T2">(</text:span></text:p>
      <text:p text:style-name="P32"><text:s text:c="2"/><text:span text:style-name="T64">v-if</text:span><text:span text:style-name="T26">=</text:span><text:span text:style-name="T68">"[`number`, `string`].</text:span><text:span text:style-name="T55">includes</text:span><text:span text:style-name="T68">(</text:span><text:span text:style-name="T55">computedType</text:span><text:span text:style-name="T68">)"</text:span></text:p>
      <text:p text:style-name="P32"><text:span text:style-name="T67"><text:s text:c="2"/></text:span><text:span text:style-name="T64">:value</text:span><text:span text:style-name="T26">=</text:span><text:span text:style-name="T68">"</text:span><text:span text:style-name="T55">value</text:span><text:span text:style-name="T68">"</text:span></text:p>
      <text:p text:style-name="P32"><text:span text:style-name="T67"><text:s text:c="2"/></text:span><text:span text:style-name="T64">:name</text:span><text:span text:style-name="T26">=</text:span><text:span text:style-name="T68">"</text:span><text:span text:style-name="T44">field</text:span><text:span text:style-name="T68">"</text:span></text:p>
      <text:p text:style-name="P32"><text:span text:style-name="T67"><text:s text:c="2"/></text:span><text:span text:style-name="T64">:placeholder</text:span><text:span text:style-name="T26">=</text:span><text:span text:style-name="T68">"</text:span><text:span text:style-name="T55">isLabelPlaceholder</text:span><text:span text:style-name="T68">"</text:span></text:p>
      <text:p text:style-name="P32"><text:span text:style-name="T67"><text:s text:c="2"/></text:span><text:span text:style-name="T64">:loading</text:span><text:span text:style-name="T26">=</text:span><text:span text:style-name="T68">"!</text:span><text:span text:style-name="T55">isReadyContent</text:span><text:span text:style-name="T68">"</text:span></text:p>
      <text:p text:style-name="P32"><text:span text:style-name="T67"><text:s text:c="2"/></text:span><text:span text:style-name="T64">v-bind</text:span><text:span text:style-name="T26">=</text:span><text:span text:style-name="T68">"</text:span><text:span text:style-name="T44">options</text:span><text:span text:style-name="T68">"</text:span></text:p>
      <text:p text:style-name="P32"><text:span text:style-name="T67"><text:s text:c="2"/></text:span><text:span text:style-name="T64">@change</text:span><text:span text:style-name="T26">=</text:span><text:span text:style-name="T68">"</text:span><text:span text:style-name="T55">input</text:span><text:span text:style-name="T68">(</text:span><text:span text:style-name="T44">$event</text:span><text:span text:style-name="T68">)"</text:span></text:p>
      <text:p text:style-name="P33">)</text:p>
      <text:p text:style-name="P32"><text:s text:c="2"/><text:span text:style-name="T61">template</text:span><text:span text:style-name="T26">(</text:span><text:span text:style-name="T64">v-if</text:span><text:span text:style-name="T26">=</text:span><text:span text:style-name="T68">"options.input" #[options.input]</text:span><text:span text:style-name="T26">)</text:span></text:p>
      <text:p text:style-name="P32"><text:s text:c="4"/><text:span text:style-name="T61">render</text:span><text:span text:style-name="T26">(</text:span><text:span text:style-name="T64">:vnode</text:span><text:span text:style-name="T26">=</text:span><text:span text:style-name="T68">"$slots.dataFieldSlot"</text:span><text:span text:style-name="T26">)</text:span></text:p>
      <text:p text:style-name="P32"><text:s text:c="2"/><text:span text:style-name="T61">template</text:span><text:span text:style-name="T26">(</text:span><text:span text:style-name="T64">v-if</text:span><text:span text:style-name="T26">=</text:span><text:span text:style-name="T68">"options.input" #[options.input2]</text:span><text:span text:style-name="T26">)</text:span></text:p>
      <text:p text:style-name="P27"><text:s text:c="4"/><text:span text:style-name="T61">render</text:span><text:span text:style-name="T26">(</text:span><text:span text:style-name="T64">:vnode</text:span><text:span text:style-name="T26">=</text:span><text:span text:style-name="T68">"$slots.dataFieldSlot2"</text:span><text:span text:style-name="T26">)</text:span></text:p>
      <text:p text:style-name="P6"><text:s/>Где в свойство <text:span text:style-name="T2">vnode </text:span>скидывается вложенный в компонент слот</text:p>
      <text:p text:style-name="P6"/>
      <text:p text:style-name="P6">Возможность сохранять в <text:span text:style-name="T2">state vuex </text:span>без определения большого числа функций:</text:p>
      <text:p text:style-name="P17"><text:span text:style-name="T37">export default </text:span>{</text:p>
      <text:p text:style-name="P32"><text:s text:c="2"/><text:span text:style-name="T55">SET_ENTITY_INFO </text:span><text:span text:style-name="T26">(state</text:span><text:span text:style-name="T38">, </text:span><text:span text:style-name="T26">{ entityName</text:span><text:span text:style-name="T38">, </text:span><text:span text:style-name="T26">data }) {</text:span></text:p>
      <text:p text:style-name="P32"><text:s text:c="4"/><text:span text:style-name="T26">Vue.</text:span><text:span text:style-name="T55">set</text:span><text:span text:style-name="T26">(state.</text:span><text:span text:style-name="T44">entitiesInfo</text:span><text:span text:style-name="T38">, </text:span><text:span text:style-name="T26">entityName</text:span><text:span text:style-name="T38">, </text:span><text:span text:style-name="T26">data)</text:span></text:p>
      <text:p text:style-name="P32"><text:s text:c="2"/><text:span text:style-name="T26">}</text:span><text:span text:style-name="T38">,</text:span></text:p>
      <text:p text:style-name="P32"><text:span text:style-name="T37"><text:s text:c="2"/></text:span><text:span text:style-name="T55">SET_ENTITY_LIST </text:span><text:span text:style-name="T26">(state</text:span><text:span text:style-name="T38">, </text:span><text:span text:style-name="T26">{ entityName</text:span><text:span text:style-name="T38">, </text:span><text:span text:style-name="T26">data }) {</text:span></text:p>
      <text:p text:style-name="P32"><text:s text:c="4"/><text:span text:style-name="T26">Vue.</text:span><text:span text:style-name="T55">set</text:span><text:span text:style-name="T26">(state.</text:span><text:span text:style-name="T44">entitiesList</text:span><text:span text:style-name="T38">, </text:span><text:span text:style-name="T26">entityName</text:span><text:span text:style-name="T38">, </text:span><text:span text:style-name="T26">data)</text:span></text:p>
      <text:p text:style-name="P27"><text:s text:c="2"/><text:span text:style-name="T26">}</text:span><text:span text:style-name="T38">,</text:span><text:span text:style-name="T39">}</text:span></text:p>
      <text:p text:style-name="P6"><text:soft-page-break/>Так несколько сущностей объединить в 1 общую и обновлять её ключи через реактивные возможности <text:span text:style-name="T2">Vue.set</text:span></text:p>
      <text:p text:style-name="P2"/>
      <text:p text:style-name="P6">В компоненте <text:span text:style-name="T2">Vue </text:span>можно проверки делать на наличие <text:span text:style-name="T2">scopedSlots:</text:span></text:p>
      <text:p text:style-name="P18"><text:span text:style-name="T60">b-row</text:span><text:span text:style-name="T2">(</text:span><text:span text:style-name="T4"> </text:span><text:span text:style-name="T65">v-if</text:span><text:span text:style-name="T4">=</text:span><text:span text:style-name="T70">"</text:span><text:span text:style-name="T47">$scopedSlots</text:span><text:span text:style-name="T70">.customFilters"</text:span><text:span text:style-name="T69"> </text:span><text:span text:style-name="T2">)</text:span></text:p>
      <text:p text:style-name="P32"><text:s text:c="2"/><text:span text:style-name="T62">b-col</text:span></text:p>
      <text:p text:style-name="P32"><text:span text:style-name="T59"><text:s text:c="4"/></text:span><text:span text:style-name="T62">div</text:span><text:span text:style-name="T75">( </text:span><text:span text:style-name="T66">:class</text:span><text:span text:style-name="T75">=</text:span><text:span text:style-name="T71">"</text:span><text:span text:style-name="T56">b</text:span><text:span text:style-name="T71">('filter')" </text:span><text:span text:style-name="T75">)</text:span></text:p>
      <text:p text:style-name="P27"><text:s text:c="6"/><text:span text:style-name="T62">slot</text:span><text:span text:style-name="T75">( </text:span><text:span text:style-name="T66">name</text:span><text:span text:style-name="T75">=</text:span><text:span text:style-name="T71">"customFilters" </text:span><text:span text:style-name="T66">:params</text:span><text:span text:style-name="T75">=</text:span><text:span text:style-name="T71">"</text:span><text:span text:style-name="T49">params</text:span><text:span text:style-name="T71">" </text:span><text:span text:style-name="T66">:update</text:span><text:span text:style-name="T75">=</text:span><text:span text:style-name="T71">"</text:span><text:span text:style-name="T56">updateParams</text:span><text:span text:style-name="T71">" </text:span><text:span text:style-name="T75">)</text:span></text:p>
      <text:p text:style-name="P2"/>
      <text:p text:style-name="P2"/>
      <text:p text:style-name="P6">Асинхронный цикл <text:span text:style-name="T2">ES2018:</text:span></text:p>
      <text:p text:style-name="P20"><text:span text:style-name="Source_20_Text"><text:span text:style-name="T2">async function printFiles () {</text:span></text:span></text:p>
      <text:p text:style-name="Preformatted_20_Text"><text:span text:style-name="Source_20_Text"><text:s text:c="2"/>const files = await getFilePaths()</text:span></text:p>
      <text:p text:style-name="Preformatted_20_Text"/>
      <text:p text:style-name="Preformatted_20_Text"><text:span text:style-name="Source_20_Text"><text:s text:c="2"/></text:span><text:span text:style-name="Source_20_Text"><text:span text:style-name="T7">for await</text:span></text:span><text:span text:style-name="Source_20_Text"> (const file of fs.readFile(file, 'utf8')) {</text:span></text:p>
      <text:p text:style-name="Preformatted_20_Text"><text:span text:style-name="Source_20_Text"><text:s text:c="4"/>console.log(contents)</text:span></text:p>
      <text:p text:style-name="Preformatted_20_Text"><text:span text:style-name="Source_20_Text"><text:s text:c="2"/>}</text:span></text:p>
      <text:p text:style-name="P30"><text:span text:style-name="Source_20_Text">}</text:span></text:p>
      <text:p text:style-name="P6">Если нужно параллельно, но последовательно считывать файлы:</text:p>
      <text:p text:style-name="P20"><text:span text:style-name="Source_20_Text"><text:span text:style-name="T19">async</text:span></text:span><text:span text:style-name="Source_20_Text"><text:span text:style-name="T20"> </text:span></text:span><text:span text:style-name="Source_20_Text"><text:span text:style-name="T19">function</text:span></text:span><text:span text:style-name="Source_20_Text"><text:span text:style-name="T20"> </text:span></text:span><text:span text:style-name="Source_20_Text"><text:span text:style-name="T21">printFiles ()</text:span></text:span><text:span text:style-name="Source_20_Text"><text:span text:style-name="T20"> </text:span></text:span><text:span text:style-name="Source_20_Text"><text:span text:style-name="T21">{</text:span></text:span></text:p>
      <text:p text:style-name="P34"><text:span text:style-name="Source_20_Text"><text:span text:style-name="T22"><text:s text:c="2"/></text:span></text:span><text:span text:style-name="Source_20_Text"><text:span text:style-name="T19">const</text:span></text:span><text:span text:style-name="Source_20_Text"><text:span text:style-name="T20"> </text:span></text:span><text:span text:style-name="Source_20_Text"><text:span text:style-name="T21">files =</text:span></text:span><text:span text:style-name="Source_20_Text"><text:span text:style-name="T20"> </text:span></text:span><text:span text:style-name="Source_20_Text"><text:span text:style-name="T19">await</text:span></text:span><text:span text:style-name="Source_20_Text"><text:span text:style-name="T20"> </text:span></text:span><text:span text:style-name="Source_20_Text"><text:span text:style-name="T21">getFilePaths();</text:span></text:span></text:p>
      <text:p text:style-name="P13"/>
      <text:p text:style-name="P34"><text:span text:style-name="Source_20_Text"><text:span text:style-name="T22"><text:s text:c="2"/></text:span></text:span><text:span text:style-name="Source_20_Text"><text:span text:style-name="T19">await</text:span></text:span><text:span text:style-name="Source_20_Text"><text:span text:style-name="T20"> </text:span></text:span><text:span text:style-name="Source_20_Text"><text:span text:style-name="T21">files.reduce(</text:span></text:span><text:span text:style-name="Source_20_Text"><text:span text:style-name="T19">async</text:span></text:span><text:span text:style-name="Source_20_Text"><text:span text:style-name="T20"> </text:span></text:span><text:span text:style-name="Source_20_Text"><text:span text:style-name="T21">(promise,</text:span></text:span><text:span text:style-name="Source_20_Text"><text:span text:style-name="T20"> </text:span></text:span><text:span text:style-name="Source_20_Text"><text:span text:style-name="T21">file)</text:span></text:span><text:span text:style-name="Source_20_Text"><text:span text:style-name="T20"> </text:span></text:span><text:span text:style-name="Source_20_Text"><text:span text:style-name="T21">=&gt;</text:span></text:span><text:span text:style-name="Source_20_Text"><text:span text:style-name="T20"> </text:span></text:span><text:span text:style-name="Source_20_Text"><text:span text:style-name="T21">{</text:span></text:span></text:p>
      <text:p text:style-name="P34"><text:span text:style-name="Source_20_Text"><text:span text:style-name="T22"><text:s text:c="4"/></text:span></text:span><text:span text:style-name="Source_20_Text"><text:span text:style-name="T23">// This line will wait for the last async function to finish.</text:span></text:span></text:p>
      <text:p text:style-name="P34"><text:span text:style-name="Source_20_Text"><text:span text:style-name="T22"><text:s text:c="4"/></text:span></text:span><text:span text:style-name="Source_20_Text"><text:span text:style-name="T23">// The first iteration uses an already resolved Promise</text:span></text:span></text:p>
      <text:p text:style-name="P34"><text:span text:style-name="Source_20_Text"><text:span text:style-name="T22"><text:s text:c="4"/></text:span></text:span><text:span text:style-name="Source_20_Text"><text:span text:style-name="T23">// so, it will immediately continue.</text:span></text:span></text:p>
      <text:p text:style-name="P34"><text:span text:style-name="Source_20_Text"><text:span text:style-name="T22"><text:s text:c="4"/></text:span></text:span><text:span text:style-name="Source_20_Text"><text:span text:style-name="T19">await</text:span></text:span><text:span text:style-name="Source_20_Text"><text:span text:style-name="T20"> </text:span></text:span><text:span text:style-name="Source_20_Text"><text:span text:style-name="T21">promise;</text:span></text:span></text:p>
      <text:p text:style-name="P34"><text:span text:style-name="Source_20_Text"><text:span text:style-name="T22"><text:s text:c="4"/></text:span></text:span><text:span text:style-name="Source_20_Text"><text:span text:style-name="T19">const</text:span></text:span><text:span text:style-name="Source_20_Text"><text:span text:style-name="T20"> </text:span></text:span><text:span text:style-name="Source_20_Text"><text:span text:style-name="T21">contents =</text:span></text:span><text:span text:style-name="Source_20_Text"><text:span text:style-name="T20"> </text:span></text:span><text:span text:style-name="Source_20_Text"><text:span text:style-name="T19">await</text:span></text:span><text:span text:style-name="Source_20_Text"><text:span text:style-name="T20"> </text:span></text:span><text:span text:style-name="Source_20_Text"><text:span text:style-name="T21">fs.readFile(file,</text:span></text:span><text:span text:style-name="Source_20_Text"><text:span text:style-name="T20"> </text:span></text:span><text:span text:style-name="Source_20_Text"><text:span text:style-name="T24">'utf8'</text:span></text:span><text:span text:style-name="Source_20_Text"><text:span text:style-name="T21">);</text:span></text:span></text:p>
      <text:p text:style-name="P34"><text:span text:style-name="Source_20_Text"><text:span text:style-name="T22"><text:s text:c="4"/></text:span></text:span><text:span text:style-name="Source_20_Text"><text:span text:style-name="T21">console.log(contents);</text:span></text:span></text:p>
      <text:p text:style-name="P34"><text:span text:style-name="Source_20_Text"><text:span text:style-name="T22"><text:s text:c="2"/></text:span></text:span><text:span text:style-name="Source_20_Text"><text:span text:style-name="T21">},</text:span></text:span><text:span text:style-name="Source_20_Text"><text:span text:style-name="T20"> </text:span></text:span><text:span text:style-name="Source_20_Text"><text:span text:style-name="T25">Promise</text:span></text:span><text:span text:style-name="Source_20_Text"><text:span text:style-name="T21">.resolve());</text:span></text:span></text:p>
      <text:p text:style-name="P34"><text:span text:style-name="Source_20_Text"><text:span text:style-name="T21">}</text:span></text:span></text:p>
      <text:p text:style-name="P6"/>
      <text:p text:style-name="P6">Подгрузка данных при смене роутинга(как вариант загрузки новых данных при переходах):</text:p>
      <text:p text:style-name="P18"><text:span text:style-name="T43">watch</text:span>: {</text:p>
      <text:p text:style-name="P32"><text:s text:c="2"/><text:span text:style-name="T53">'$route'</text:span><text:span text:style-name="T75">: {</text:span></text:p>
      <text:p text:style-name="P32"><text:s text:c="4"/><text:span text:style-name="T40">async </text:span><text:span text:style-name="T56">handler </text:span><text:span text:style-name="T75">() {</text:span></text:p>
      <text:p text:style-name="P32"><text:s text:c="6"/><text:span text:style-name="T40">await this</text:span><text:span text:style-name="T75">.</text:span><text:span text:style-name="T56">fetchData</text:span><text:span text:style-name="T75">()</text:span></text:p>
      <text:p text:style-name="P32"><text:s text:c="4"/><text:span text:style-name="T75">}</text:span></text:p>
      <text:p text:style-name="P32"><text:s text:c="2"/><text:span text:style-name="T75">}</text:span></text:p>
      <text:p text:style-name="P29">}<text:span text:style-name="T37">,</text:span></text:p>
      <text:p text:style-name="P6">Передача слотов то компонента А через компонент В в компонент С:</text:p>
      <text:p text:style-name="P18"><text:span text:style-name="T37">const </text:span>table = h(VDataTable<text:span text:style-name="T37">, </text:span>{</text:p>
      <text:p text:style-name="P32"><text:s text:c="2"/><text:span text:style-name="T48">props</text:span><text:span text:style-name="T75">: { items</text:span><text:span text:style-name="T40">, </text:span><text:span text:style-name="T75">headers</text:span><text:span text:style-name="T40">, </text:span><text:span text:style-name="T75">totalItems</text:span><text:span text:style-name="T40">, </text:span><text:span text:style-name="T75">loading</text:span><text:span text:style-name="T40">, </text:span><text:span text:style-name="T48">hideHeaders</text:span><text:span text:style-name="T75">: !</text:span><text:span text:style-name="T40">this</text:span><text:span text:style-name="T75">.</text:span><text:span text:style-name="T48">showHeader</text:span><text:span text:style-name="T40">, </text:span><text:span text:style-name="T48">hideActions</text:span><text:span text:style-name="T75">: </text:span><text:span text:style-name="T40">true </text:span><text:span text:style-name="T75">}</text:span><text:span text:style-name="T40">,</text:span></text:p>
      <text:p text:style-name="P32"><text:span text:style-name="T37"><text:s text:c="2"/></text:span><text:span text:style-name="T48">scopedSlots</text:span><text:span text:style-name="T75">: {</text:span></text:p>
      <text:p text:style-name="P32"><text:s text:c="4"/><text:span text:style-name="T48">items</text:span><text:span text:style-name="T75">: $scopedSlots.</text:span><text:span text:style-name="T48">items </text:span><text:span text:style-name="T75">|| genDefaultRow</text:span><text:span text:style-name="T40">,</text:span></text:p>
      <text:p text:style-name="P32"><text:span text:style-name="T37"><text:s text:c="4"/></text:span><text:span text:style-name="T48">headers</text:span><text:span text:style-name="T75">: </text:span><text:span text:style-name="T40">this</text:span><text:span text:style-name="T75">.</text:span><text:span text:style-name="T56">genTableHeaderFilter</text:span></text:p>
      <text:p text:style-name="P32"><text:span text:style-name="T54"><text:s text:c="2"/></text:span><text:span text:style-name="T75">}</text:span></text:p>
      <text:p text:style-name="P29">})</text:p>
      <text:p text:style-name="P6">Стили для косоли через <text:span text:style-name="T2">%c:</text:span></text:p>
      <text:p text:style-name="P18"><text:span text:style-name="T46">console</text:span><text:span text:style-name="T2">.</text:span><text:span text:style-name="T57">log</text:span><text:span text:style-name="T2">(</text:span></text:p>
      <text:p text:style-name="P32"><text:s text:c="2"/><text:span text:style-name="T53">`%c regard %c admin %c v0.1`</text:span><text:span text:style-name="T40">,</text:span></text:p>
      <text:p text:style-name="P32"><text:span text:style-name="T37"><text:s text:c="2"/></text:span><text:span text:style-name="T53">'background:#e0e0e0 ; padding: 1px; border-radius: 3px 0 0 3px; <text:s/>color: #cf001f; font-weight: bold'</text:span><text:span text:style-name="T40">,</text:span></text:p>
      <text:p text:style-name="P32"><text:span text:style-name="T37"><text:s text:c="2"/></text:span><text:span text:style-name="T53">'background:#cf001f ; padding: 1px; border-radius: 0 3px 3px 0; <text:s/>color: #fff'</text:span><text:span text:style-name="T40">,</text:span></text:p>
      <text:p text:style-name="P32"><text:span text:style-name="T37"><text:s text:c="2"/></text:span><text:span text:style-name="T53">'background:transparent; font-size: 0.8em'</text:span></text:p>
      <text:p text:style-name="P29">)</text:p>
      <text:p text:style-name="P2"/>
      <text:p text:style-name="P9"><text:soft-page-break/><text:span text:style-name="T1">Подключать стили можно в </text:span><text:span text:style-name="T2">vue </text:span><text:span text:style-name="T1">файл так: </text:span><text:span text:style-name="T62">&lt;style </text:span><text:span text:style-name="T66">lang</text:span><text:span text:style-name="T77">="stylus" </text:span><text:span text:style-name="T66">src</text:span><text:span text:style-name="T77">="./_delivery-type.styl"</text:span><text:span text:style-name="T62">&gt;&lt;/style&gt;</text:span></text:p>
      <text:p text:style-name="P18"><text:span text:style-name="T59">&lt;template </text:span><text:span text:style-name="T63">lang</text:span><text:span text:style-name="T76">="pug" </text:span><text:span text:style-name="T63">src</text:span><text:span text:style-name="T76">="./ViewEditorOffer.pug"</text:span><text:span text:style-name="T59">&gt;&lt;/template&gt;</text:span></text:p>
      <text:p text:style-name="P6"/>
      <text:p text:style-name="P6">Сделать реактивными свойства <text:span text:style-name="T2">window</text:span></text:p>
      <text:p text:style-name="P2"/>
      <text:p text:style-name="P20"><text:bookmark text:name="911a"/>data: function () {</text:p>
      <text:p text:style-name="Preformatted_20_Text"><text:s text:c="2"/>return {</text:p>
      <text:p text:style-name="Preformatted_20_Text"><text:s text:c="4"/>windowWidth: window.innerWidth</text:p>
      <text:p text:style-name="Preformatted_20_Text"><text:s text:c="2"/>};</text:p>
      <text:p text:style-name="P30">}</text:p>
      <text:p text:style-name="P20"><text:bookmark text:name="50db"/>mounted () {</text:p>
      <text:p text:style-name="Preformatted_20_Text"><text:s text:c="2"/>window.onresize = (event) =&gt; {</text:p>
      <text:p text:style-name="Preformatted_20_Text"><text:s text:c="4"/>this.windowWidth = window.innerWidth;</text:p>
      <text:p text:style-name="Preformatted_20_Text"><text:s text:c="2"/>};</text:p>
      <text:p text:style-name="P30">}</text:p>
      <text:p text:style-name="P6">Сделать <text:span text:style-name="T2">computed </text:span>асинхронным — или <text:span text:style-name="T2">watch <text:s/></text:span>использовать или <text:span text:style-name="T2">vue-async-computed</text:span></text:p>
      <text:p text:style-name="P2"/>
      <text:p text:style-name="P6"><text:span text:style-name="T2">reduce </text:span>для функции тоже можно делать:</text:p>
      <text:p text:style-name="P18"><text:span text:style-name="T37">const </text:span><text:span text:style-name="T54">declaredQuery </text:span>= (state<text:span text:style-name="T37">, </text:span>getters<text:span text:style-name="T37">, </text:span>rootState<text:span text:style-name="T37">, </text:span>rootGetters) =&gt; (entity<text:span text:style-name="T37">, </text:span>rules = [{ <text:span text:style-name="T43">method</text:span>: <text:span text:style-name="T51">'get' </text:span>}]) =&gt; {</text:p>
      <text:p text:style-name="P32"><text:s text:c="2"/><text:span text:style-name="T40">const </text:span><text:span text:style-name="T75">query = rootGetters[</text:span><text:span text:style-name="T53">`entities/</text:span><text:span text:style-name="T75">${entity}</text:span><text:span text:style-name="T53">/query`</text:span><text:span text:style-name="T75">]</text:span></text:p>
      <text:p text:style-name="P32"><text:s text:c="2"/><text:span text:style-name="T40">const </text:span><text:span text:style-name="T56">queryReducer </text:span><text:span text:style-name="T75">= (query</text:span><text:span text:style-name="T40">, </text:span><text:span text:style-name="T75">{ method</text:span><text:span text:style-name="T40">, </text:span><text:span text:style-name="T75">args = [] }) =&gt; query[method](...args)</text:span></text:p>
      <text:p text:style-name="P32"><text:s text:c="2"/><text:span text:style-name="T40">return </text:span><text:span text:style-name="T75">rules.</text:span><text:span text:style-name="T56">reduce</text:span><text:span text:style-name="T75">(</text:span><text:span text:style-name="T56">queryReducer</text:span><text:span text:style-name="T40">, </text:span><text:span text:style-name="T75">query())</text:span></text:p>
      <text:p text:style-name="P29">}</text:p>
      <text:p text:style-name="P2">computed <text:span text:style-name="T1">при использовании стрелочной функции может передавать параметром сам объект </text:span>Vue</text:p>
      <text:p text:style-name="P2">computed: {</text:p>
      <text:p text:style-name="P2"><text:s text:c="4"/>blabla: vm =&gt; vm.opa</text:p>
      <text:p text:style-name="P2">}</text:p>
      <text:p text:style-name="P2">vm – <text:span text:style-name="T1">текущий экземпляр компонента </text:span></text:p>
      <text:p text:style-name="P6"/>
      <text:p text:style-name="P6">Чтобы использовать в шаблоне <text:span text:style-name="T2">render </text:span>функции необходимо использовать <text:span text:style-name="T2">VNode <text:s/></text:span>компонент, который будет принимать в себя <text:span text:style-name="T2">render </text:span>функцию:</text:p>
      <text:p text:style-name="P18">Vue.<text:span text:style-name="T54">component</text:span>(<text:span text:style-name="T51">'VNode'</text:span><text:span text:style-name="T37">, </text:span>{ <text:span text:style-name="T43">functional</text:span>: <text:span text:style-name="T37">true, </text:span><text:span text:style-name="T54">render</text:span>: (h<text:span text:style-name="T37">, </text:span>ctx) =&gt; ctx.<text:span text:style-name="T43">props</text:span>.vnodes })</text:p>
      <text:p text:style-name="P6">Пример применения:</text:p>
      <text:p text:style-name="P18"><text:span text:style-name="T59">td</text:span>( <text:span text:style-name="T63">align</text:span>=<text:span text:style-name="T67">"right"</text:span>)</text:p>
      <text:p text:style-name="P27"><text:s text:c="2"/><text:span text:style-name="T62">VNode</text:span><text:span text:style-name="T75">( </text:span><text:span text:style-name="T66">:vnodes</text:span><text:span text:style-name="T75">=</text:span><text:span text:style-name="T71">"</text:span><text:span text:style-name="T56">stockAbbr</text:span><text:span text:style-name="T71">(</text:span><text:span text:style-name="T49">el</text:span><text:span text:style-name="T71">.</text:span><text:span text:style-name="T48">storage</text:span><text:span text:style-name="T71">)" </text:span><text:span text:style-name="T75">)</text:span></text:p>
      <text:p text:style-name="P6"/>
      <text:p text:style-name="P6">Импорт данных через другой файл</text:p>
      <text:p text:style-name="P18"><text:span text:style-name="T37">const </text:span>module = <text:span text:style-name="T54">require</text:span>(<text:span text:style-name="T51">`~/modules/</text:span>${mod}<text:span text:style-name="T51">`</text:span>).<text:span text:style-name="T43">default</text:span></text:p>
      <text:p text:style-name="P6">здесь <text:span text:style-name="T2">default – </text:span>это «<text:span text:style-name="T2">import default” </text:span>прописанный в <text:span text:style-name="T2">index </text:span>файле папки, к которой ссылается экспорт данных</text:p>
      <text:p text:style-name="P6"/>
      <text:p text:style-name="P6">Компонент, названный <text:span text:style-name="T2">DataForm</text:span></text:p>
      <text:p text:style-name="P18"><text:span text:style-name="T59">&lt;template </text:span><text:span text:style-name="T63">lang</text:span><text:span text:style-name="T76">="pug"</text:span><text:span text:style-name="T59">&gt;</text:span></text:p>
      <text:p text:style-name="P32"><text:span text:style-name="T59"><text:s text:c="2"/></text:span><text:span text:style-name="T62">VForm</text:span><text:span text:style-name="T75">( </text:span><text:span text:style-name="T66">v-model</text:span><text:span text:style-name="T75">=</text:span><text:span text:style-name="T71">"</text:span><text:span text:style-name="T48">formValid</text:span><text:span text:style-name="T71">" </text:span><text:span text:style-name="T66">ref</text:span><text:span text:style-name="T75">=</text:span><text:span text:style-name="T71">"form" </text:span><text:span text:style-name="T75">)</text:span></text:p>
      <text:p text:style-name="P32"><text:s text:c="4"/><text:span text:style-name="T62">slot</text:span><text:span text:style-name="T75">( </text:span><text:span text:style-name="T66">:save</text:span><text:span text:style-name="T75">=</text:span><text:span text:style-name="T71">"</text:span><text:span text:style-name="T49">save</text:span><text:span text:style-name="T71">" </text:span><text:span text:style-name="T66">:setValid</text:span><text:span text:style-name="T75">=</text:span><text:span text:style-name="T71">"</text:span><text:span text:style-name="T56">setValid</text:span><text:span text:style-name="T71">" </text:span><text:span text:style-name="T66">:editorButtonsProps</text:span><text:span text:style-name="T75">=</text:span><text:span text:style-name="T71">"</text:span><text:span text:style-name="T56">editorButtonsProps</text:span><text:span text:style-name="T71">" </text:span><text:span text:style-name="T75">)</text:span></text:p>
      <text:p text:style-name="P26">&lt;/template&gt;</text:p>
      <text:p text:style-name="P6">Слот можно прокинуть при применении данного компонента сращу в него:</text:p>
      <text:p text:style-name="P18"><text:span text:style-name="T59">DataForm</text:span>( <text:span text:style-name="T63">#default</text:span>=<text:span text:style-name="T67">"{ </text:span><text:span text:style-name="T50">save</text:span><text:span text:style-name="T67"> }" </text:span>) или</text:p>
      <text:p text:style-name="P16">DataForm</text:p>
      <text:p text:style-name="P18"><text:span text:style-name="T59"><text:s text:c="4"/></text:span><text:span text:style-name="T60">div</text:span><text:span text:style-name="T59">(</text:span><text:span text:style-name="T63">#default</text:span>=<text:span text:style-name="T67">"{ </text:span><text:span text:style-name="T50">save</text:span><text:span text:style-name="T67"> }"</text:span><text:span text:style-name="T59">)</text:span></text:p>
      <text:p text:style-name="P18"/>
      <text:p text:style-name="P6"/>
      <text:p text:style-name="P6">Регистрация модулей через <text:span text:style-name="T2">require</text:span></text:p>
      <text:p text:style-name="P2"/>
      <text:p text:style-name="P18"><text:soft-page-break/><text:span text:style-name="T41">const </text:span><text:span text:style-name="T57">registerModels </text:span><text:span text:style-name="T2">= models =&gt; {</text:span></text:p>
      <text:p text:style-name="P32"><text:s text:c="2"/><text:span text:style-name="T40">const </text:span><text:span text:style-name="T75">commonVuexModule = {</text:span></text:p>
      <text:p text:style-name="P32"><text:s text:c="4"/><text:span text:style-name="T48">namespaced</text:span><text:span text:style-name="T75">: </text:span><text:span text:style-name="T40">true,</text:span></text:p>
      <text:p text:style-name="P32"><text:span text:style-name="T37"><text:s text:c="4"/></text:span><text:span text:style-name="T75">actions</text:span><text:span text:style-name="T40">,</text:span></text:p>
      <text:p text:style-name="P32"><text:span text:style-name="T37"><text:s text:c="4"/></text:span><text:span text:style-name="T75">getters</text:span></text:p>
      <text:p text:style-name="P32"><text:s text:c="2"/><text:span text:style-name="T75">}</text:span></text:p>
      <text:p text:style-name="P32"><text:s text:c="2"/><text:span text:style-name="T40">for </text:span><text:span text:style-name="T75">(</text:span><text:span text:style-name="T40">let </text:span><text:span text:style-name="T75">model </text:span><text:span text:style-name="T40">in </text:span><text:span text:style-name="T75">models) {</text:span></text:p>
      <text:p text:style-name="P32"><text:s text:c="4"/><text:span text:style-name="T40">let </text:span><text:span text:style-name="T75">vuexModule = {}</text:span></text:p>
      <text:p text:style-name="P32"><text:s text:c="4"/><text:span text:style-name="T40">try </text:span><text:span text:style-name="T75">{</text:span></text:p>
      <text:p text:style-name="P32"><text:s text:c="6"/><text:span text:style-name="T75">vuexModule = </text:span><text:span text:style-name="T56">require</text:span><text:span text:style-name="T75">(</text:span><text:span text:style-name="T53">`./entities/</text:span><text:span text:style-name="T75">${model}</text:span><text:span text:style-name="T53">`</text:span><text:span text:style-name="T75">).</text:span><text:span text:style-name="T48">default</text:span></text:p>
      <text:p text:style-name="P32"><text:span text:style-name="T43"><text:s text:c="4"/></text:span><text:span text:style-name="T75">} </text:span><text:span text:style-name="T40">catch </text:span><text:span text:style-name="T75">(err) {</text:span></text:p>
      <text:p text:style-name="P32"><text:s text:c="4"/><text:span text:style-name="T75">} </text:span><text:span text:style-name="T40">finally </text:span><text:span text:style-name="T75">{</text:span></text:p>
      <text:p text:style-name="P32"><text:s text:c="6"/><text:span text:style-name="T40">const </text:span><text:span text:style-name="T75">module = </text:span><text:span text:style-name="T49">merge</text:span><text:span text:style-name="T75">({}</text:span><text:span text:style-name="T40">, </text:span><text:span text:style-name="T75">commonVuexModule</text:span><text:span text:style-name="T40">, </text:span><text:span text:style-name="T75">vuexModule)</text:span></text:p>
      <text:p text:style-name="P32"><text:s text:c="6"/><text:span text:style-name="T75">database.</text:span><text:span text:style-name="T56">register</text:span><text:span text:style-name="T75">(models[model]</text:span><text:span text:style-name="T40">, </text:span><text:span text:style-name="T75">module)</text:span></text:p>
      <text:p text:style-name="P32"><text:s text:c="4"/><text:span text:style-name="T75">}</text:span></text:p>
      <text:p text:style-name="P32"><text:s text:c="2"/><text:span text:style-name="T75">}</text:span></text:p>
      <text:p text:style-name="P29">}</text:p>
      <text:p text:style-name="P2">vuex-orm – <text:span text:style-name="T1">пример задания типа данных с помощью функции</text:span></text:p>
      <text:p text:style-name="P19"><text:span text:style-name="T1">number: Model.number(value</text:span><text:span text:style-name="T42">, </text:span><text:span text:style-name="T1">value =&gt; {</text:span></text:p>
      <text:p text:style-name="P32"><text:s text:c="2"/><text:span text:style-name="T40">if </text:span><text:span text:style-name="T75">(Number.isNaN(value)) </text:span><text:span text:style-name="T40">return </text:span><text:span text:style-name="T74">0</text:span></text:p>
      <text:p text:style-name="P32"><text:span text:style-name="T72"><text:s text:c="2"/></text:span><text:span text:style-name="T40">return </text:span><text:span text:style-name="T75">value === </text:span><text:span text:style-name="T53">'' </text:span><text:span text:style-name="T75">&amp;&amp; nullable ? </text:span><text:span text:style-name="T40">null </text:span><text:span text:style-name="T75">: value</text:span></text:p>
      <text:p text:style-name="P29">}).nullable()<text:span text:style-name="T37">,</text:span></text:p>
      <text:p text:style-name="P6">Вариант создания реактивных данных в <text:span text:style-name="T2">provide </text:span>для <text:span text:style-name="T2">Vue <text:s/></text:span>с помощью <text:span text:style-name="T4">Object.defineProperty</text:span><text:span text:style-name="T2">:</text:span></text:p>
      <text:p text:style-name="P36"><text:span text:style-name="T2">provide </text:span><text:span text:style-name="T2">() {</text:span></text:p>
      <text:p text:style-name="P32"><text:s text:c="2"/><text:span text:style-name="T40">const </text:span><text:span text:style-name="T75">reactive = {}</text:span></text:p>
      <text:p text:style-name="P32"><text:s text:c="2"/><text:span text:style-name="T49">Object</text:span><text:span text:style-name="T75">.</text:span><text:span text:style-name="T56">defineProperty</text:span><text:span text:style-name="T75">(reactive</text:span><text:span text:style-name="T40">, </text:span><text:span text:style-name="T53">'$isLoading'</text:span><text:span text:style-name="T40">, </text:span><text:span text:style-name="T75">{</text:span></text:p>
      <text:p text:style-name="P32"><text:s text:c="4"/><text:span text:style-name="T48">enumerable</text:span><text:span text:style-name="T75">: </text:span><text:span text:style-name="T40">true,</text:span></text:p>
      <text:p text:style-name="P32"><text:span text:style-name="T37"><text:s text:c="4"/></text:span><text:span text:style-name="T56">get</text:span><text:span text:style-name="T75">: () =&gt; </text:span><text:span text:style-name="T40">this</text:span><text:span text:style-name="T75">.</text:span><text:span text:style-name="T48">isLoading</text:span></text:p>
      <text:p text:style-name="P32"><text:span text:style-name="T43"><text:s text:c="2"/></text:span><text:span text:style-name="T75">})</text:span></text:p>
      <text:p text:style-name="P32"><text:s text:c="2"/><text:span text:style-name="T49">Object</text:span><text:span text:style-name="T75">.</text:span><text:span text:style-name="T56">defineProperty</text:span><text:span text:style-name="T75">(reactive</text:span><text:span text:style-name="T40">, </text:span><text:span text:style-name="T53">'$isFormValid'</text:span><text:span text:style-name="T40">, </text:span><text:span text:style-name="T75">{</text:span></text:p>
      <text:p text:style-name="P32"><text:s text:c="4"/><text:span text:style-name="T48">enumerable</text:span><text:span text:style-name="T75">: </text:span><text:span text:style-name="T40">true,</text:span></text:p>
      <text:p text:style-name="P32"><text:span text:style-name="T37"><text:s text:c="4"/></text:span><text:span text:style-name="T56">get</text:span><text:span text:style-name="T75">: () =&gt; </text:span><text:span text:style-name="T40">this</text:span><text:span text:style-name="T75">.</text:span><text:span text:style-name="T48">$isFormValid</text:span></text:p>
      <text:p text:style-name="P32"><text:span text:style-name="T43"><text:s text:c="2"/></text:span><text:span text:style-name="T75">})</text:span></text:p>
      <text:p text:style-name="P32"><text:s text:c="2"/><text:span text:style-name="T49">Object</text:span><text:span text:style-name="T75">.</text:span><text:span text:style-name="T56">defineProperty</text:span><text:span text:style-name="T75">(reactive</text:span><text:span text:style-name="T40">, </text:span><text:span text:style-name="T53">'$id'</text:span><text:span text:style-name="T40">, </text:span><text:span text:style-name="T75">{</text:span></text:p>
      <text:p text:style-name="P32"><text:s text:c="4"/><text:span text:style-name="T48">enumerable</text:span><text:span text:style-name="T75">: </text:span><text:span text:style-name="T40">true,</text:span></text:p>
      <text:p text:style-name="P32"><text:span text:style-name="T37"><text:s text:c="4"/></text:span><text:span text:style-name="T56">get</text:span><text:span text:style-name="T75">: () =&gt; </text:span><text:span text:style-name="T40">this</text:span><text:span text:style-name="T75">.</text:span><text:span text:style-name="T48">$id</text:span></text:p>
      <text:p text:style-name="P32"><text:span text:style-name="T43"><text:s text:c="2"/></text:span><text:span text:style-name="T75">})</text:span></text:p>
      <text:p text:style-name="P32"><text:s text:c="2"/><text:span text:style-name="T49">Object</text:span><text:span text:style-name="T75">.</text:span><text:span text:style-name="T56">defineProperty</text:span><text:span text:style-name="T75">(reactive</text:span><text:span text:style-name="T40">, </text:span><text:span text:style-name="T53">'$model'</text:span><text:span text:style-name="T40">, </text:span><text:span text:style-name="T75">{</text:span></text:p>
      <text:p text:style-name="P32"><text:s text:c="4"/><text:span text:style-name="T48">enumerable</text:span><text:span text:style-name="T75">: </text:span><text:span text:style-name="T40">true,</text:span></text:p>
      <text:p text:style-name="P32"><text:span text:style-name="T37"><text:s text:c="4"/></text:span><text:span text:style-name="T56">get</text:span><text:span text:style-name="T75">: () =&gt; </text:span><text:span text:style-name="T40">this</text:span><text:span text:style-name="T75">.</text:span><text:span text:style-name="T48">$model</text:span></text:p>
      <text:p text:style-name="P32"><text:span text:style-name="T43"><text:s text:c="2"/></text:span><text:span text:style-name="T75">})</text:span></text:p>
      <text:p text:style-name="P32"><text:s text:c="2"/><text:span text:style-name="T49">Object</text:span><text:span text:style-name="T75">.</text:span><text:span text:style-name="T56">defineProperty</text:span><text:span text:style-name="T75">(reactive</text:span><text:span text:style-name="T40">, </text:span><text:span text:style-name="T53">'$isDirty'</text:span><text:span text:style-name="T40">, </text:span><text:span text:style-name="T75">{</text:span></text:p>
      <text:p text:style-name="P32"><text:s text:c="4"/><text:span text:style-name="T48">enumerable</text:span><text:span text:style-name="T75">: </text:span><text:span text:style-name="T40">true,</text:span></text:p>
      <text:p text:style-name="P32"><text:span text:style-name="T37"><text:s text:c="4"/></text:span><text:span text:style-name="T56">get</text:span><text:span text:style-name="T75">: () =&gt; </text:span><text:span text:style-name="T40">this</text:span><text:span text:style-name="T75">.</text:span><text:span text:style-name="T48">$isDirty</text:span></text:p>
      <text:p text:style-name="P32"><text:span text:style-name="T43"><text:s text:c="2"/></text:span><text:span text:style-name="T75">})</text:span></text:p>
      <text:p text:style-name="P32"><text:s text:c="2"/><text:span text:style-name="T40">const </text:span><text:span text:style-name="T75">data = {</text:span></text:p>
      <text:p text:style-name="P32"><text:s text:c="4"/><text:span text:style-name="T48">beforeUpdate</text:span><text:span text:style-name="T75">: </text:span><text:span text:style-name="T40">this</text:span><text:span text:style-name="T75">.</text:span><text:span text:style-name="T48">beforeUpdate </text:span><text:span text:style-name="T75">|| {}</text:span><text:span text:style-name="T40">,</text:span></text:p>
      <text:p text:style-name="P32"><text:span text:style-name="T37"><text:s text:c="4"/></text:span><text:span text:style-name="T48">validator</text:span><text:span text:style-name="T75">: </text:span><text:span text:style-name="T40">this</text:span><text:span text:style-name="T75">.</text:span><text:span text:style-name="T48">validator </text:span><text:span text:style-name="T75">|| {}</text:span><text:span text:style-name="T40">,</text:span></text:p>
      <text:p text:style-name="P32"><text:span text:style-name="T37"><text:s text:c="4"/></text:span><text:span text:style-name="T48">$assign</text:span><text:span text:style-name="T75">: </text:span><text:span text:style-name="T40">this</text:span><text:span text:style-name="T75">.</text:span><text:span text:style-name="T56">$assign</text:span><text:span text:style-name="T40">,</text:span></text:p>
      <text:p text:style-name="P32"><text:span text:style-name="T37"><text:s text:c="4"/></text:span><text:span text:style-name="T48">$save</text:span><text:span text:style-name="T75">: </text:span><text:span text:style-name="T40">this</text:span><text:span text:style-name="T75">.</text:span><text:span text:style-name="T56">$save</text:span><text:span text:style-name="T40">,</text:span></text:p>
      <text:p text:style-name="P32"><text:span text:style-name="T37"><text:s text:c="4"/></text:span><text:span text:style-name="T48">$addChanges</text:span><text:span text:style-name="T75">: </text:span><text:span text:style-name="T40">this</text:span><text:span text:style-name="T75">.</text:span><text:span text:style-name="T56">$addChanges</text:span><text:span text:style-name="T40">,</text:span></text:p>
      <text:p text:style-name="P32"><text:span text:style-name="T37"><text:s text:c="4"/></text:span><text:span text:style-name="T48">$entity</text:span><text:span text:style-name="T75">: </text:span><text:span text:style-name="T40">this</text:span><text:span text:style-name="T75">.</text:span><text:span text:style-name="T48">entity</text:span><text:span text:style-name="T40">,</text:span></text:p>
      <text:p text:style-name="P32"><text:span text:style-name="T37"><text:s text:c="4"/></text:span><text:span text:style-name="T75">reactive</text:span></text:p>
      <text:p text:style-name="P32"><text:s text:c="2"/><text:span text:style-name="T75">}</text:span></text:p>
      <text:p text:style-name="P32"><text:s text:c="2"/><text:span text:style-name="T40">return </text:span><text:span text:style-name="T75">data</text:span></text:p>
      <text:p text:style-name="P29">}<text:span text:style-name="T37">,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/>
      <text:p text:style-name="P6"><text:soft-page-break/></text:p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Consolas1" svg:font-family="Consolas, Menlo, Monaco, 'Lucida Console', 'Liberation Mono', 'DejaVu Sans Mono', 'Bitstream Vera Sans Mono', 'Courier New', monospace, sans-serif"/>
    <style:font-face style:name="Courier New1" svg:font-family="'Courier New'"/>
    <style:font-face style:name="Menlo" svg:font-family="Menlo, Monaco, 'Courier New', monospace"/>
    <style:font-face style:name="OpenSymbol" svg:font-family="OpenSymbol"/>
    <style:font-face style:name="apple-system" svg:font-family="apple-system, BlinkMacSystemFont, Arial, sans-serif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14cm" fo:margin-left="0.926cm" fo:margin-right="1.15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ey Yurkevich</meta:initial-creator>
    <meta:creation-date>2019-04-15T12:33:18.68</meta:creation-date>
    <dc:date>2020-02-06T12:15:30.94</dc:date>
    <dc:creator>Sergey Yurkevich</dc:creator>
    <meta:editing-duration>PT15H36M7S</meta:editing-duration>
    <meta:editing-cycles>49</meta:editing-cycles>
    <meta:generator>OpenOffice/4.1.6$Win32 OpenOffice.org_project/416m1$Build-9790</meta:generator>
    <meta:document-statistic meta:table-count="0" meta:image-count="0" meta:object-count="0" meta:page-count="9" meta:paragraph-count="428" meta:word-count="1587" meta:character-count="13185"/>
  </office:meta>
</office:document-meta>
</file>